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93.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77.06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31.31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62.35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137.25mm"/>
    </style:style>
    <style:style style:name="co17" style:family="table-column">
      <style:table-column-properties fo:break-before="auto" style:column-width="87.6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Conta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hortcut</text:p>
          </table:table-cell>
          <table:table-cell table:style-name="ce1" office:value-type="string" calcext:value-type="string">
            <text:p>(x) Grupo ajustado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onc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r_type_id/id</text:p>
          </table:table-cell>
          <table:table-cell table:style-name="ce1" office:value-type="string" calcext:value-type="string">
            <text:p>account_type</text:p>
          </table:table-cell>
          <table:table-cell table:style-name="ce1" office:value-type="string" calcext:value-type="string">
            <text:p>(x) Grupo Ajustado</text:p>
          </table:table-cell>
          <table:table-cell table:style-name="ce1" office:value-type="string" calcext:value-type="string">
            <text:p>group_id/id</text:p>
          </table:table-cell>
          <table:table-cell office:value-type="string" calcext:value-type="string">
            <text:p>chart_template_id:id</text:p>
          </table:table-cell>
          <table:table-cell table:number-columns-repeated="1012"/>
        </table:table-row>
        <table:table-row table:style-name="ro2">
          <table:table-cell table:style-name="ce2" table:formula="of:=CONCATENATE(&quot;xtiger_cc_&quot;;[.C2])" office:value-type="string" office:string-value="xtiger_cc_1_1_1_01_001" calcext:value-type="string">
            <text:p>xtiger_cc_1_1_1_01_001</text:p>
          </table:table-cell>
          <table:table-cell table:style-name="ce4" office:value-type="float" office:value="1" calcext:value-type="float">
            <text:p>001</text:p>
          </table:table-cell>
          <table:table-cell table:style-name="ce2" table:formula="of:=SUBSTITUTE([.D2];&quot;.&quot;;&quot;_&quot;)" office:value-type="string" office:string-value="1_1_1_01_001" calcext:value-type="string">
            <text:p>1_1_1_01_001</text:p>
          </table:table-cell>
          <table:table-cell table:style-name="ce1" office:value-type="string" calcext:value-type="string">
            <text:p>1.1.1.01.001</text:p>
          </table:table-cell>
          <table:table-cell table:style-name="ce1" office:value-type="string" calcext:value-type="string">
            <text:p>Dinheir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liquidity</text:p>
          </table:table-cell>
          <table:table-cell table:style-name="ce5" office:value-type="string" calcext:value-type="string">
            <text:p>account.data_account_type_liquidity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2];5)" office:value-type="string" office:string-value="1_1_1" calcext:value-type="string">
            <text:p>1_1_1</text:p>
          </table:table-cell>
          <table:table-cell table:style-name="ce6" table:formula="of:=CONCATENATE(&quot;xtiger_gp_&quot;;[.J2])" office:value-type="string" office:string-value="xtiger_gp_1_1_1" calcext:value-type="string">
            <text:p>xtiger_gp_1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])" office:value-type="string" office:string-value="xtiger_cc_1_1_1_02_001" calcext:value-type="string">
            <text:p>xtiger_cc_1_1_1_02_001</text:p>
          </table:table-cell>
          <table:table-cell table:style-name="ce4" table:formula="of:=[.B2]+3" office:value-type="float" office:value="4" calcext:value-type="float">
            <text:p>004</text:p>
          </table:table-cell>
          <table:table-cell table:style-name="ce2" table:formula="of:=SUBSTITUTE([.D3];&quot;.&quot;;&quot;_&quot;)" office:value-type="string" office:string-value="1_1_1_02_001" calcext:value-type="string">
            <text:p>1_1_1_02_001</text:p>
          </table:table-cell>
          <table:table-cell table:style-name="ce1" office:value-type="string" calcext:value-type="string">
            <text:p>1.1.1.02.001</text:p>
          </table:table-cell>
          <table:table-cell table:style-name="ce1" office:value-type="string" calcext:value-type="string">
            <text:p>Banc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liquidity</text:p>
          </table:table-cell>
          <table:table-cell table:style-name="ce5" office:value-type="string" calcext:value-type="string">
            <text:p>account.data_account_type_liquidity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3];5)" office:value-type="string" office:string-value="1_1_1" calcext:value-type="string">
            <text:p>1_1_1</text:p>
          </table:table-cell>
          <table:table-cell table:style-name="ce6" table:formula="of:=CONCATENATE(&quot;xtiger_gp_&quot;;[.J3])" office:value-type="string" office:string-value="xtiger_gp_1_1_1" calcext:value-type="string">
            <text:p>xtiger_gp_1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])" office:value-type="string" office:string-value="xtiger_cc_1_1_2_01_001" calcext:value-type="string">
            <text:p>xtiger_cc_1_1_2_01_001</text:p>
          </table:table-cell>
          <table:table-cell table:style-name="ce4" table:formula="of:=[.B3]+3" office:value-type="float" office:value="7" calcext:value-type="float">
            <text:p>007</text:p>
          </table:table-cell>
          <table:table-cell table:style-name="ce2" table:formula="of:=SUBSTITUTE([.D4];&quot;.&quot;;&quot;_&quot;)" office:value-type="string" office:string-value="1_1_2_01_001" calcext:value-type="string">
            <text:p>1_1_2_01_001</text:p>
          </table:table-cell>
          <table:table-cell table:style-name="ce1" office:value-type="string" calcext:value-type="string">
            <text:p>1.1.2.01.001</text:p>
          </table:table-cell>
          <table:table-cell table:style-name="ce1" office:value-type="string" calcext:value-type="string">
            <text:p>Clientes (A Receber)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receivable</text:p>
          </table:table-cell>
          <table:table-cell table:style-name="ce5" office:value-type="string" calcext:value-type="string">
            <text:p>account.data_account_type_receiv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4];5)" office:value-type="string" office:string-value="1_1_2" calcext:value-type="string">
            <text:p>1_1_2</text:p>
          </table:table-cell>
          <table:table-cell table:style-name="ce6" table:formula="of:=CONCATENATE(&quot;xtiger_gp_&quot;;[.J4])" office:value-type="string" office:string-value="xtiger_gp_1_1_2" calcext:value-type="string">
            <text:p>xtiger_gp_1_1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])" office:value-type="string" office:string-value="xtiger_cc_1_1_2_03_001" calcext:value-type="string">
            <text:p>xtiger_cc_1_1_2_03_001</text:p>
          </table:table-cell>
          <table:table-cell table:style-name="ce4" table:formula="of:=[.B4]+3" office:value-type="float" office:value="10" calcext:value-type="float">
            <text:p>010</text:p>
          </table:table-cell>
          <table:table-cell table:style-name="ce2" table:formula="of:=SUBSTITUTE([.D5];&quot;.&quot;;&quot;_&quot;)" office:value-type="string" office:string-value="1_1_2_03_001" calcext:value-type="string">
            <text:p>1_1_2_03_001</text:p>
          </table:table-cell>
          <table:table-cell table:style-name="ce1" office:value-type="string" calcext:value-type="string">
            <text:p>1.1.2.03.001</text:p>
          </table:table-cell>
          <table:table-cell table:style-name="ce1" office:value-type="string" calcext:value-type="string">
            <text:p>Adiantament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ceivable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5];5)" office:value-type="string" office:string-value="1_1_2" calcext:value-type="string">
            <text:p>1_1_2</text:p>
          </table:table-cell>
          <table:table-cell table:style-name="ce6" table:formula="of:=CONCATENATE(&quot;xtiger_gp_&quot;;[.J5])" office:value-type="string" office:string-value="xtiger_gp_1_1_2" calcext:value-type="string">
            <text:p>xtiger_gp_1_1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3">
          <table:table-cell table:style-name="ce2" table:formula="of:=CONCATENATE(&quot;xtiger_cc_&quot;;[.C6])" office:value-type="string" office:string-value="xtiger_cc_1_1_3_01_001" calcext:value-type="string">
            <text:p>xtiger_cc_1_1_3_01_001</text:p>
          </table:table-cell>
          <table:table-cell table:style-name="ce4" table:formula="of:=[.B5]+3" office:value-type="float" office:value="13" calcext:value-type="float">
            <text:p>013</text:p>
          </table:table-cell>
          <table:table-cell table:style-name="ce2" table:formula="of:=SUBSTITUTE([.D6];&quot;.&quot;;&quot;_&quot;)" office:value-type="string" office:string-value="1_1_3_01_001" calcext:value-type="string">
            <text:p>1_1_3_01_001</text:p>
          </table:table-cell>
          <table:table-cell table:style-name="ce1" office:value-type="string" calcext:value-type="string">
            <text:p>1.1.3.01.001</text:p>
          </table:table-cell>
          <table:table-cell table:style-name="ce1" office:value-type="string" calcext:value-type="string">
            <text:p>Matéria Prim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6];5)" office:value-type="string" office:string-value="1_1_3" calcext:value-type="string">
            <text:p>1_1_3</text:p>
          </table:table-cell>
          <table:table-cell table:style-name="ce6" table:formula="of:=CONCATENATE(&quot;xtiger_gp_&quot;;[.J6])" office:value-type="string" office:string-value="xtiger_gp_1_1_3" calcext:value-type="string">
            <text:p>xtiger_gp_1_1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3">
          <table:table-cell table:style-name="ce2" table:formula="of:=CONCATENATE(&quot;xtiger_cc_&quot;;[.C7])" office:value-type="string" office:string-value="xtiger_cc_1_1_3_02_001" calcext:value-type="string">
            <text:p>xtiger_cc_1_1_3_02_001</text:p>
          </table:table-cell>
          <table:table-cell table:style-name="ce4" table:formula="of:=[.B6]+3" office:value-type="float" office:value="16" calcext:value-type="float">
            <text:p>016</text:p>
          </table:table-cell>
          <table:table-cell table:style-name="ce2" table:formula="of:=SUBSTITUTE([.D7];&quot;.&quot;;&quot;_&quot;)" office:value-type="string" office:string-value="1_1_3_02_001" calcext:value-type="string">
            <text:p>1_1_3_02_001</text:p>
          </table:table-cell>
          <table:table-cell table:style-name="ce1" office:value-type="string" calcext:value-type="string">
            <text:p>1.1.3.02.001</text:p>
          </table:table-cell>
          <table:table-cell table:style-name="ce1" office:value-type="string" calcext:value-type="string">
            <text:p>Peças de Reposiç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7];5)" office:value-type="string" office:string-value="1_1_3" calcext:value-type="string">
            <text:p>1_1_3</text:p>
          </table:table-cell>
          <table:table-cell table:style-name="ce6" table:formula="of:=CONCATENATE(&quot;xtiger_gp_&quot;;[.J7])" office:value-type="string" office:string-value="xtiger_gp_1_1_3" calcext:value-type="string">
            <text:p>xtiger_gp_1_1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8])" office:value-type="string" office:string-value="xtiger_cc_1_1_3_05_999" calcext:value-type="string">
            <text:p>xtiger_cc_1_1_3_05_999</text:p>
          </table:table-cell>
          <table:table-cell table:style-name="ce4" table:formula="of:=[.B7]+3" office:value-type="float" office:value="19" calcext:value-type="float">
            <text:p>019</text:p>
          </table:table-cell>
          <table:table-cell table:style-name="ce2" table:formula="of:=SUBSTITUTE([.D8];&quot;.&quot;;&quot;_&quot;)" office:value-type="string" office:string-value="1_1_3_05_999" calcext:value-type="string">
            <text:p>1_1_3_05_999</text:p>
          </table:table-cell>
          <table:table-cell table:style-name="ce1" office:value-type="string" calcext:value-type="string">
            <text:p>1.1.3.05.999</text:p>
          </table:table-cell>
          <table:table-cell table:style-name="ce1" office:value-type="string" calcext:value-type="string">
            <text:p>Estoque em Trânsit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8];5)" office:value-type="string" office:string-value="1_1_3" calcext:value-type="string">
            <text:p>1_1_3</text:p>
          </table:table-cell>
          <table:table-cell table:style-name="ce6" table:formula="of:=CONCATENATE(&quot;xtiger_gp_&quot;;[.J8])" office:value-type="string" office:string-value="xtiger_gp_1_1_3" calcext:value-type="string">
            <text:p>xtiger_gp_1_1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9])" office:value-type="string" office:string-value="xtiger_cc_1_1_4_01_001" calcext:value-type="string">
            <text:p>xtiger_cc_1_1_4_01_001</text:p>
          </table:table-cell>
          <table:table-cell table:style-name="ce4" table:formula="of:=[.B8]+3" office:value-type="float" office:value="22" calcext:value-type="float">
            <text:p>022</text:p>
          </table:table-cell>
          <table:table-cell table:style-name="ce2" table:formula="of:=SUBSTITUTE([.D9];&quot;.&quot;;&quot;_&quot;)" office:value-type="string" office:string-value="1_1_4_01_001" calcext:value-type="string">
            <text:p>1_1_4_01_001</text:p>
          </table:table-cell>
          <table:table-cell table:style-name="ce1" office:value-type="string" calcext:value-type="string">
            <text:p>1.1.4.01.001</text:p>
          </table:table-cell>
          <table:table-cell table:style-name="ce1" office:value-type="string" calcext:value-type="string">
            <text:p>Impostos a Recuperar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9];5)" office:value-type="string" office:string-value="1_1_4" calcext:value-type="string">
            <text:p>1_1_4</text:p>
          </table:table-cell>
          <table:table-cell table:style-name="ce6" table:formula="of:=CONCATENATE(&quot;xtiger_gp_&quot;;[.J9])" office:value-type="string" office:string-value="xtiger_gp_1_1_4" calcext:value-type="string">
            <text:p>xtiger_gp_1_1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10])" office:value-type="string" office:string-value="xtiger_cc_1_1_4_03_001" calcext:value-type="string">
            <text:p>xtiger_cc_1_1_4_03_001</text:p>
          </table:table-cell>
          <table:table-cell table:style-name="ce4" table:formula="of:=[.B9]+3" office:value-type="float" office:value="25" calcext:value-type="float">
            <text:p>025</text:p>
          </table:table-cell>
          <table:table-cell table:style-name="ce2" table:formula="of:=SUBSTITUTE([.D10];&quot;.&quot;;&quot;_&quot;)" office:value-type="string" office:string-value="1_1_4_03_001" calcext:value-type="string">
            <text:p>1_1_4_03_001</text:p>
          </table:table-cell>
          <table:table-cell table:style-name="ce1" office:value-type="string" calcext:value-type="string">
            <text:p>1.1.4.03.001</text:p>
          </table:table-cell>
          <table:table-cell table:style-name="ce1" office:value-type="string" calcext:value-type="string">
            <text:p>Títulos a Receber / Cartão Crédito / Débit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ceivable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0];5)" office:value-type="string" office:string-value="1_1_4" calcext:value-type="string">
            <text:p>1_1_4</text:p>
          </table:table-cell>
          <table:table-cell table:style-name="ce6" table:formula="of:=CONCATENATE(&quot;xtiger_gp_&quot;;[.J10])" office:value-type="string" office:string-value="xtiger_gp_1_1_4" calcext:value-type="string">
            <text:p>xtiger_gp_1_1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11])" office:value-type="string" office:string-value="xtiger_cc_1_1_4_03_002" calcext:value-type="string">
            <text:p>xtiger_cc_1_1_4_03_002</text:p>
          </table:table-cell>
          <table:table-cell table:style-name="ce4" table:formula="of:=[.B10]+3" office:value-type="float" office:value="28" calcext:value-type="float">
            <text:p>028</text:p>
          </table:table-cell>
          <table:table-cell table:style-name="ce2" table:formula="of:=SUBSTITUTE([.D11];&quot;.&quot;;&quot;_&quot;)" office:value-type="string" office:string-value="1_1_4_03_002" calcext:value-type="string">
            <text:p>1_1_4_03_002</text:p>
          </table:table-cell>
          <table:table-cell table:style-name="ce1" office:value-type="string" calcext:value-type="string">
            <text:p>1.1.4.03.002</text:p>
          </table:table-cell>
          <table:table-cell table:style-name="ce1" office:value-type="string" calcext:value-type="string">
            <text:p>Outros Valores a Rece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ceivable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1];5)" office:value-type="string" office:string-value="1_1_4" calcext:value-type="string">
            <text:p>1_1_4</text:p>
          </table:table-cell>
          <table:table-cell table:style-name="ce6" table:formula="of:=CONCATENATE(&quot;xtiger_gp_&quot;;[.J11])" office:value-type="string" office:string-value="xtiger_gp_1_1_4" calcext:value-type="string">
            <text:p>xtiger_gp_1_1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4">
          <table:table-cell table:style-name="ce2" table:formula="of:=CONCATENATE(&quot;xtiger_cc_&quot;;[.C12])" office:value-type="string" office:string-value="xtiger_cc_1_2_2_01_001" calcext:value-type="string">
            <text:p>xtiger_cc_1_2_2_01_001</text:p>
          </table:table-cell>
          <table:table-cell table:style-name="ce4" table:formula="of:=[.B11]+3" office:value-type="float" office:value="31" calcext:value-type="float">
            <text:p>031</text:p>
          </table:table-cell>
          <table:table-cell table:style-name="ce2" table:formula="of:=SUBSTITUTE([.D12];&quot;.&quot;;&quot;_&quot;)" office:value-type="string" office:string-value="1_2_2_01_001" calcext:value-type="string">
            <text:p>1_2_2_01_001</text:p>
          </table:table-cell>
          <table:table-cell table:style-name="ce1" office:value-type="string" calcext:value-type="string">
            <text:p>1.2.2.01.001</text:p>
          </table:table-cell>
          <table:table-cell table:style-name="ce1" office:value-type="string" calcext:value-type="string">
            <text:p>Investiment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2];5)" office:value-type="string" office:string-value="1_2_2" calcext:value-type="string">
            <text:p>1_2_2</text:p>
          </table:table-cell>
          <table:table-cell table:style-name="ce6" table:formula="of:=CONCATENATE(&quot;xtiger_gp_&quot;;[.J12])" office:value-type="string" office:string-value="xtiger_gp_1_2_2" calcext:value-type="string">
            <text:p>xtiger_gp_1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4">
          <table:table-cell table:style-name="ce2" table:formula="of:=CONCATENATE(&quot;xtiger_cc_&quot;;[.C13])" office:value-type="string" office:string-value="xtiger_cc_1_2_3_01_001" calcext:value-type="string">
            <text:p>xtiger_cc_1_2_3_01_001</text:p>
          </table:table-cell>
          <table:table-cell table:style-name="ce4" table:formula="of:=[.B12]+3" office:value-type="float" office:value="34" calcext:value-type="float">
            <text:p>034</text:p>
          </table:table-cell>
          <table:table-cell table:style-name="ce2" table:formula="of:=SUBSTITUTE([.D13];&quot;.&quot;;&quot;_&quot;)" office:value-type="string" office:string-value="1_2_3_01_001" calcext:value-type="string">
            <text:p>1_2_3_01_001</text:p>
          </table:table-cell>
          <table:table-cell table:style-name="ce1" office:value-type="string" calcext:value-type="string">
            <text:p>1.2.3.01.001</text:p>
          </table:table-cell>
          <table:table-cell table:style-name="ce1" office:value-type="string" calcext:value-type="string">
            <text:p>Imóvei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3];5)" office:value-type="string" office:string-value="1_2_3" calcext:value-type="string">
            <text:p>1_2_3</text:p>
          </table:table-cell>
          <table:table-cell table:style-name="ce6" table:formula="of:=CONCATENATE(&quot;xtiger_gp_&quot;;[.J13])" office:value-type="string" office:string-value="xtiger_gp_1_2_3" calcext:value-type="string">
            <text:p>xtiger_gp_1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3">
          <table:table-cell table:style-name="ce2" table:formula="of:=CONCATENATE(&quot;xtiger_cc_&quot;;[.C14])" office:value-type="string" office:string-value="xtiger_cc_1_2_3_01_002" calcext:value-type="string">
            <text:p>xtiger_cc_1_2_3_01_002</text:p>
          </table:table-cell>
          <table:table-cell table:style-name="ce4" table:formula="of:=[.B13]+3" office:value-type="float" office:value="37" calcext:value-type="float">
            <text:p>037</text:p>
          </table:table-cell>
          <table:table-cell table:style-name="ce2" table:formula="of:=SUBSTITUTE([.D14];&quot;.&quot;;&quot;_&quot;)" office:value-type="string" office:string-value="1_2_3_01_002" calcext:value-type="string">
            <text:p>1_2_3_01_002</text:p>
          </table:table-cell>
          <table:table-cell table:style-name="ce1" office:value-type="string" calcext:value-type="string">
            <text:p>1.2.3.01.002</text:p>
          </table:table-cell>
          <table:table-cell table:style-name="ce1" office:value-type="string" calcext:value-type="string">
            <text:p>Veículos, Máquinas e Equipament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4];5)" office:value-type="string" office:string-value="1_2_3" calcext:value-type="string">
            <text:p>1_2_3</text:p>
          </table:table-cell>
          <table:table-cell table:style-name="ce6" table:formula="of:=CONCATENATE(&quot;xtiger_gp_&quot;;[.J14])" office:value-type="string" office:string-value="xtiger_gp_1_2_3" calcext:value-type="string">
            <text:p>xtiger_gp_1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5">
          <table:table-cell table:style-name="ce2" table:formula="of:=CONCATENATE(&quot;xtiger_cc_&quot;;[.C15])" office:value-type="string" office:string-value="xtiger_cc_1_2_3_01_003" calcext:value-type="string">
            <text:p>xtiger_cc_1_2_3_01_003</text:p>
          </table:table-cell>
          <table:table-cell table:style-name="ce4" table:formula="of:=[.B14]+3" office:value-type="float" office:value="40" calcext:value-type="float">
            <text:p>040</text:p>
          </table:table-cell>
          <table:table-cell table:style-name="ce2" table:formula="of:=SUBSTITUTE([.D15];&quot;.&quot;;&quot;_&quot;)" office:value-type="string" office:string-value="1_2_3_01_003" calcext:value-type="string">
            <text:p>1_2_3_01_003</text:p>
          </table:table-cell>
          <table:table-cell table:style-name="ce1" office:value-type="string" calcext:value-type="string">
            <text:p>1.2.3.01.003</text:p>
          </table:table-cell>
          <table:table-cell table:style-name="ce1" office:value-type="string" calcext:value-type="string">
            <text:p>Móveis, Aparelhos e Utensíli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5];5)" office:value-type="string" office:string-value="1_2_3" calcext:value-type="string">
            <text:p>1_2_3</text:p>
          </table:table-cell>
          <table:table-cell table:style-name="ce6" table:formula="of:=CONCATENATE(&quot;xtiger_gp_&quot;;[.J15])" office:value-type="string" office:string-value="xtiger_gp_1_2_3" calcext:value-type="string">
            <text:p>xtiger_gp_1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4">
          <table:table-cell table:style-name="ce2" table:formula="of:=CONCATENATE(&quot;xtiger_cc_&quot;;[.C16])" office:value-type="string" office:string-value="xtiger_cc_1_2_3_01_004" calcext:value-type="string">
            <text:p>xtiger_cc_1_2_3_01_004</text:p>
          </table:table-cell>
          <table:table-cell table:style-name="ce4" table:formula="of:=[.B15]+3" office:value-type="float" office:value="43" calcext:value-type="float">
            <text:p>043</text:p>
          </table:table-cell>
          <table:table-cell table:style-name="ce2" table:formula="of:=SUBSTITUTE([.D16];&quot;.&quot;;&quot;_&quot;)" office:value-type="string" office:string-value="1_2_3_01_004" calcext:value-type="string">
            <text:p>1_2_3_01_004</text:p>
          </table:table-cell>
          <table:table-cell table:style-name="ce1" office:value-type="string" calcext:value-type="string">
            <text:p>1.2.3.01.004</text:p>
          </table:table-cell>
          <table:table-cell table:style-name="ce1" office:value-type="string" calcext:value-type="string">
            <text:p>Ferrament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6];5)" office:value-type="string" office:string-value="1_2_3" calcext:value-type="string">
            <text:p>1_2_3</text:p>
          </table:table-cell>
          <table:table-cell table:style-name="ce6" table:formula="of:=CONCATENATE(&quot;xtiger_gp_&quot;;[.J16])" office:value-type="string" office:string-value="xtiger_gp_1_2_3" calcext:value-type="string">
            <text:p>xtiger_gp_1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6">
          <table:table-cell table:style-name="ce2" table:formula="of:=CONCATENATE(&quot;xtiger_cc_&quot;;[.C17])" office:value-type="string" office:string-value="xtiger_cc_1_2_3_02_001" calcext:value-type="string">
            <text:p>xtiger_cc_1_2_3_02_001</text:p>
          </table:table-cell>
          <table:table-cell table:style-name="ce4" table:formula="of:=[.B16]+3" office:value-type="float" office:value="46" calcext:value-type="float">
            <text:p>046</text:p>
          </table:table-cell>
          <table:table-cell table:style-name="ce2" table:formula="of:=SUBSTITUTE([.D17];&quot;.&quot;;&quot;_&quot;)" office:value-type="string" office:string-value="1_2_3_02_001" calcext:value-type="string">
            <text:p>1_2_3_02_001</text:p>
          </table:table-cell>
          <table:table-cell table:style-name="ce1" office:value-type="string" calcext:value-type="string">
            <text:p>1.2.3.02.001</text:p>
          </table:table-cell>
          <table:table-cell table:style-name="ce1" office:value-type="string" calcext:value-type="string">
            <text:p>Adiantamentos a Consórcio de Ben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7];5)" office:value-type="string" office:string-value="1_2_3" calcext:value-type="string">
            <text:p>1_2_3</text:p>
          </table:table-cell>
          <table:table-cell table:style-name="ce6" table:formula="of:=CONCATENATE(&quot;xtiger_gp_&quot;;[.J17])" office:value-type="string" office:string-value="xtiger_gp_1_2_3" calcext:value-type="string">
            <text:p>xtiger_gp_1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18])" office:value-type="string" office:string-value="xtiger_cc_1_2_3_03_001" calcext:value-type="string">
            <text:p>xtiger_cc_1_2_3_03_001</text:p>
          </table:table-cell>
          <table:table-cell table:style-name="ce4" table:formula="of:=[.B17]+3" office:value-type="float" office:value="49" calcext:value-type="float">
            <text:p>049</text:p>
          </table:table-cell>
          <table:table-cell table:style-name="ce2" table:formula="of:=SUBSTITUTE([.D18];&quot;.&quot;;&quot;_&quot;)" office:value-type="string" office:string-value="1_2_3_03_001" calcext:value-type="string">
            <text:p>1_2_3_03_001</text:p>
          </table:table-cell>
          <table:table-cell table:style-name="ce1" office:value-type="string" calcext:value-type="string">
            <text:p>1.2.3.03.001</text:p>
          </table:table-cell>
          <table:table-cell table:style-name="ce1" office:value-type="string" calcext:value-type="string">
            <text:p>(-) Depreciação Acumulad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depreciation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8];5)" office:value-type="string" office:string-value="1_2_3" calcext:value-type="string">
            <text:p>1_2_3</text:p>
          </table:table-cell>
          <table:table-cell table:style-name="ce6" table:formula="of:=CONCATENATE(&quot;xtiger_gp_&quot;;[.J18])" office:value-type="string" office:string-value="xtiger_gp_1_2_3" calcext:value-type="string">
            <text:p>xtiger_gp_1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19])" office:value-type="string" office:string-value="xtiger_cc_2_1_1_01_001" calcext:value-type="string">
            <text:p>xtiger_cc_2_1_1_01_001</text:p>
          </table:table-cell>
          <table:table-cell table:style-name="ce4" table:formula="of:=[.B18]+3" office:value-type="float" office:value="52" calcext:value-type="float">
            <text:p>052</text:p>
          </table:table-cell>
          <table:table-cell table:style-name="ce2" table:formula="of:=SUBSTITUTE([.D19];&quot;.&quot;;&quot;_&quot;)" office:value-type="string" office:string-value="2_1_1_01_001" calcext:value-type="string">
            <text:p>2_1_1_01_001</text:p>
          </table:table-cell>
          <table:table-cell table:style-name="ce1" office:value-type="string" calcext:value-type="string">
            <text:p>2.1.1.01.001</text:p>
          </table:table-cell>
          <table:table-cell table:style-name="ce1" office:value-type="string" calcext:value-type="string">
            <text:p>Empréstimos e Financiamento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yable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19];5)" office:value-type="string" office:string-value="2_1_1" calcext:value-type="string">
            <text:p>2_1_1</text:p>
          </table:table-cell>
          <table:table-cell table:style-name="ce6" table:formula="of:=CONCATENATE(&quot;xtiger_gp_&quot;;[.J19])" office:value-type="string" office:string-value="xtiger_gp_2_1_1" calcext:value-type="string">
            <text:p>xtiger_gp_2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0])" office:value-type="string" office:string-value="xtiger_cc_2_1_2_01_001" calcext:value-type="string">
            <text:p>xtiger_cc_2_1_2_01_001</text:p>
          </table:table-cell>
          <table:table-cell table:style-name="ce4" table:formula="of:=[.B19]+3" office:value-type="float" office:value="55" calcext:value-type="float">
            <text:p>055</text:p>
          </table:table-cell>
          <table:table-cell table:style-name="ce2" table:formula="of:=SUBSTITUTE([.D20];&quot;.&quot;;&quot;_&quot;)" office:value-type="string" office:string-value="2_1_2_01_001" calcext:value-type="string">
            <text:p>2_1_2_01_001</text:p>
          </table:table-cell>
          <table:table-cell table:style-name="ce1" office:value-type="string" calcext:value-type="string">
            <text:p>2.1.2.01.001</text:p>
          </table:table-cell>
          <table:table-cell table:style-name="ce1" office:value-type="string" calcext:value-type="string">
            <text:p>Fornecedores (a Pagar)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yable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20];5)" office:value-type="string" office:string-value="2_1_2" calcext:value-type="string">
            <text:p>2_1_2</text:p>
          </table:table-cell>
          <table:table-cell table:style-name="ce6" table:formula="of:=CONCATENATE(&quot;xtiger_gp_&quot;;[.J20])" office:value-type="string" office:string-value="xtiger_gp_2_1_2" calcext:value-type="string">
            <text:p>xtiger_gp_2_1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7">
          <table:table-cell table:style-name="ce2" table:formula="of:=CONCATENATE(&quot;xtiger_cc_&quot;;[.C21])" office:value-type="string" office:string-value="xtiger_cc_2_1_3_01_001" calcext:value-type="string">
            <text:p>xtiger_cc_2_1_3_01_001</text:p>
          </table:table-cell>
          <table:table-cell table:style-name="ce4" table:formula="of:=[.B20]+3" office:value-type="float" office:value="58" calcext:value-type="float">
            <text:p>058</text:p>
          </table:table-cell>
          <table:table-cell table:style-name="ce2" table:formula="of:=SUBSTITUTE([.D21];&quot;.&quot;;&quot;_&quot;)" office:value-type="string" office:string-value="2_1_3_01_001" calcext:value-type="string">
            <text:p>2_1_3_01_001</text:p>
          </table:table-cell>
          <table:table-cell table:style-name="ce1" office:value-type="string" calcext:value-type="string">
            <text:p>2.1.3.01.001</text:p>
          </table:table-cell>
          <table:table-cell table:style-name="ce1" office:value-type="string" calcext:value-type="string">
            <text:p>Salários, Obrigações trabalhistas a Pagar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yable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21];5)" office:value-type="string" office:string-value="2_1_3" calcext:value-type="string">
            <text:p>2_1_3</text:p>
          </table:table-cell>
          <table:table-cell table:style-name="ce6" table:formula="of:=CONCATENATE(&quot;xtiger_gp_&quot;;[.J21])" office:value-type="string" office:string-value="xtiger_gp_2_1_3" calcext:value-type="string">
            <text:p>xtiger_gp_2_1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3">
          <table:table-cell table:style-name="ce2" table:formula="of:=CONCATENATE(&quot;xtiger_cc_&quot;;[.C22])" office:value-type="string" office:string-value="xtiger_cc_2_1_4_01_001" calcext:value-type="string">
            <text:p>xtiger_cc_2_1_4_01_001</text:p>
          </table:table-cell>
          <table:table-cell table:style-name="ce4" table:formula="of:=[.B21]+3" office:value-type="float" office:value="61" calcext:value-type="float">
            <text:p>061</text:p>
          </table:table-cell>
          <table:table-cell table:style-name="ce2" table:formula="of:=SUBSTITUTE([.D22];&quot;.&quot;;&quot;_&quot;)" office:value-type="string" office:string-value="2_1_4_01_001" calcext:value-type="string">
            <text:p>2_1_4_01_001</text:p>
          </table:table-cell>
          <table:table-cell table:style-name="ce1" office:value-type="string" calcext:value-type="string">
            <text:p>2.1.4.01.001</text:p>
          </table:table-cell>
          <table:table-cell table:style-name="ce1" office:value-type="string" calcext:value-type="string">
            <text:p>Impostos a Recol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yable</text:p>
          </table:table-cell>
          <table:table-cell table:style-name="ce5" office:value-type="string" calcext:value-type="string">
            <text:p>account.data_account_type_current_liabiliti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C22];5)" office:value-type="string" office:string-value="2_1_4" calcext:value-type="string">
            <text:p>2_1_4</text:p>
          </table:table-cell>
          <table:table-cell table:style-name="ce6" table:formula="of:=CONCATENATE(&quot;xtiger_gp_&quot;;[.J22])" office:value-type="string" office:string-value="xtiger_gp_2_1_4" calcext:value-type="string">
            <text:p>xtiger_gp_2_1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3])" office:value-type="string" office:string-value="xtiger_cc_3_1_1_01_001" calcext:value-type="string">
            <text:p>xtiger_cc_3_1_1_01_001</text:p>
          </table:table-cell>
          <table:table-cell table:style-name="ce4" table:formula="of:=[.B22]+3" office:value-type="float" office:value="64" calcext:value-type="float">
            <text:p>064</text:p>
          </table:table-cell>
          <table:table-cell table:style-name="ce2" table:formula="of:=SUBSTITUTE([.D23];&quot;.&quot;;&quot;_&quot;)" office:value-type="string" office:string-value="3_1_1_01_001" calcext:value-type="string">
            <text:p>3_1_1_01_001</text:p>
          </table:table-cell>
          <table:table-cell table:style-name="ce1" office:value-type="string" calcext:value-type="string">
            <text:p>3.1.1.01.001</text:p>
          </table:table-cell>
          <table:table-cell table:style-name="ce1" office:value-type="string" calcext:value-type="string">
            <text:p>Venda de Mercadori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3];5)" office:value-type="string" office:string-value="3_1_1" calcext:value-type="string">
            <text:p>3_1_1</text:p>
          </table:table-cell>
          <table:table-cell table:style-name="ce6" table:formula="of:=CONCATENATE(&quot;xtiger_gp_&quot;;[.J23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4])" office:value-type="string" office:string-value="xtiger_cc_3_1_1_01_002" calcext:value-type="string">
            <text:p>xtiger_cc_3_1_1_01_002</text:p>
          </table:table-cell>
          <table:table-cell table:style-name="ce4" table:formula="of:=[.B23]+3" office:value-type="float" office:value="67" calcext:value-type="float">
            <text:p>067</text:p>
          </table:table-cell>
          <table:table-cell table:style-name="ce2" table:formula="of:=SUBSTITUTE([.D24];&quot;.&quot;;&quot;_&quot;)" office:value-type="string" office:string-value="3_1_1_01_002" calcext:value-type="string">
            <text:p>3_1_1_01_002</text:p>
          </table:table-cell>
          <table:table-cell table:style-name="ce1" office:value-type="string" calcext:value-type="string">
            <text:p>3.1.1.01.002</text:p>
          </table:table-cell>
          <table:table-cell table:style-name="ce1" office:value-type="string" calcext:value-type="string">
            <text:p>Venda de Serviç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4];5)" office:value-type="string" office:string-value="3_1_1" calcext:value-type="string">
            <text:p>3_1_1</text:p>
          </table:table-cell>
          <table:table-cell table:style-name="ce6" table:formula="of:=CONCATENATE(&quot;xtiger_gp_&quot;;[.J24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5])" office:value-type="string" office:string-value="xtiger_cc_3_1_1_01_003" calcext:value-type="string">
            <text:p>xtiger_cc_3_1_1_01_003</text:p>
          </table:table-cell>
          <table:table-cell table:style-name="ce4" table:formula="of:=[.B24]+3" office:value-type="float" office:value="70" calcext:value-type="float">
            <text:p>070</text:p>
          </table:table-cell>
          <table:table-cell table:style-name="ce2" table:formula="of:=SUBSTITUTE([.D25];&quot;.&quot;;&quot;_&quot;)" office:value-type="string" office:string-value="3_1_1_01_003" calcext:value-type="string">
            <text:p>3_1_1_01_003</text:p>
          </table:table-cell>
          <table:table-cell table:style-name="ce1" office:value-type="string" calcext:value-type="string">
            <text:p>3.1.1.01.003</text:p>
          </table:table-cell>
          <table:table-cell table:style-name="ce1" office:value-type="string" calcext:value-type="string">
            <text:p>Venda de Sucat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5];5)" office:value-type="string" office:string-value="3_1_1" calcext:value-type="string">
            <text:p>3_1_1</text:p>
          </table:table-cell>
          <table:table-cell table:style-name="ce6" table:formula="of:=CONCATENATE(&quot;xtiger_gp_&quot;;[.J25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6])" office:value-type="string" office:string-value="xtiger_cc_3_1_1_02_001" calcext:value-type="string">
            <text:p>xtiger_cc_3_1_1_02_001</text:p>
          </table:table-cell>
          <table:table-cell table:style-name="ce4" table:formula="of:=[.B25]+3" office:value-type="float" office:value="73" calcext:value-type="float">
            <text:p>073</text:p>
          </table:table-cell>
          <table:table-cell table:style-name="ce2" table:formula="of:=SUBSTITUTE([.D26];&quot;.&quot;;&quot;_&quot;)" office:value-type="string" office:string-value="3_1_1_02_001" calcext:value-type="string">
            <text:p>3_1_1_02_001</text:p>
          </table:table-cell>
          <table:table-cell table:style-name="ce1" office:value-type="string" calcext:value-type="string">
            <text:p>3.1.1.02.001</text:p>
          </table:table-cell>
          <table:table-cell table:style-name="ce1" office:value-type="string" calcext:value-type="string">
            <text:p>Rendimentos Aplicações Financeir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6];5)" office:value-type="string" office:string-value="3_1_1" calcext:value-type="string">
            <text:p>3_1_1</text:p>
          </table:table-cell>
          <table:table-cell table:style-name="ce6" table:formula="of:=CONCATENATE(&quot;xtiger_gp_&quot;;[.J26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7])" office:value-type="string" office:string-value="xtiger_cc_3_1_1_02_002" calcext:value-type="string">
            <text:p>xtiger_cc_3_1_1_02_002</text:p>
          </table:table-cell>
          <table:table-cell table:style-name="ce4" table:formula="of:=[.B26]+3" office:value-type="float" office:value="76" calcext:value-type="float">
            <text:p>076</text:p>
          </table:table-cell>
          <table:table-cell table:style-name="ce2" table:formula="of:=SUBSTITUTE([.D27];&quot;.&quot;;&quot;_&quot;)" office:value-type="string" office:string-value="3_1_1_02_002" calcext:value-type="string">
            <text:p>3_1_1_02_002</text:p>
          </table:table-cell>
          <table:table-cell table:style-name="ce1" office:value-type="string" calcext:value-type="string">
            <text:p>3.1.1.02.002</text:p>
          </table:table-cell>
          <table:table-cell table:style-name="ce1" office:value-type="string" calcext:value-type="string">
            <text:p>Juros Multas Recebid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7];5)" office:value-type="string" office:string-value="3_1_1" calcext:value-type="string">
            <text:p>3_1_1</text:p>
          </table:table-cell>
          <table:table-cell table:style-name="ce6" table:formula="of:=CONCATENATE(&quot;xtiger_gp_&quot;;[.J27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8])" office:value-type="string" office:string-value="xtiger_cc_3_1_1_02_003" calcext:value-type="string">
            <text:p>xtiger_cc_3_1_1_02_003</text:p>
          </table:table-cell>
          <table:table-cell table:style-name="ce4" table:formula="of:=[.B27]+3" office:value-type="float" office:value="79" calcext:value-type="float">
            <text:p>079</text:p>
          </table:table-cell>
          <table:table-cell table:style-name="ce2" table:formula="of:=SUBSTITUTE([.D28];&quot;.&quot;;&quot;_&quot;)" office:value-type="string" office:string-value="3_1_1_02_003" calcext:value-type="string">
            <text:p>3_1_1_02_003</text:p>
          </table:table-cell>
          <table:table-cell table:style-name="ce1" office:value-type="string" calcext:value-type="string">
            <text:p>3.1.1.02.003</text:p>
          </table:table-cell>
          <table:table-cell table:style-name="ce1" office:value-type="string" calcext:value-type="string">
            <text:p>Descontos Recebid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8];5)" office:value-type="string" office:string-value="3_1_1" calcext:value-type="string">
            <text:p>3_1_1</text:p>
          </table:table-cell>
          <table:table-cell table:style-name="ce6" table:formula="of:=CONCATENATE(&quot;xtiger_gp_&quot;;[.J28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29])" office:value-type="string" office:string-value="xtiger_cc_3_1_1_03_001" calcext:value-type="string">
            <text:p>xtiger_cc_3_1_1_03_001</text:p>
          </table:table-cell>
          <table:table-cell table:style-name="ce4" table:formula="of:=[.B28]+3" office:value-type="float" office:value="82" calcext:value-type="float">
            <text:p>082</text:p>
          </table:table-cell>
          <table:table-cell table:style-name="ce2" table:formula="of:=SUBSTITUTE([.D29];&quot;.&quot;;&quot;_&quot;)" office:value-type="string" office:string-value="3_1_1_03_001" calcext:value-type="string">
            <text:p>3_1_1_03_001</text:p>
          </table:table-cell>
          <table:table-cell table:style-name="ce1" office:value-type="string" calcext:value-type="string">
            <text:p>3.1.1.03.001</text:p>
          </table:table-cell>
          <table:table-cell table:style-name="ce1" office:value-type="string" calcext:value-type="string">
            <text:p>Receitas de Venda de Imobilizad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29];5)" office:value-type="string" office:string-value="3_1_1" calcext:value-type="string">
            <text:p>3_1_1</text:p>
          </table:table-cell>
          <table:table-cell table:style-name="ce6" table:formula="of:=CONCATENATE(&quot;xtiger_gp_&quot;;[.J29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0])" office:value-type="string" office:string-value="xtiger_cc_3_1_1_03_004" calcext:value-type="string">
            <text:p>xtiger_cc_3_1_1_03_004</text:p>
          </table:table-cell>
          <table:table-cell table:style-name="ce4" table:formula="of:=[.B29]+3" office:value-type="float" office:value="85" calcext:value-type="float">
            <text:p>085</text:p>
          </table:table-cell>
          <table:table-cell table:style-name="ce2" table:formula="of:=SUBSTITUTE([.D30];&quot;.&quot;;&quot;_&quot;)" office:value-type="string" office:string-value="3_1_1_03_004" calcext:value-type="string">
            <text:p>3_1_1_03_004</text:p>
          </table:table-cell>
          <table:table-cell table:style-name="ce1" office:value-type="string" calcext:value-type="string">
            <text:p>3.1.1.03.004</text:p>
          </table:table-cell>
          <table:table-cell table:style-name="ce1" office:value-type="string" calcext:value-type="string">
            <text:p>Variação Monetária Ativ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30];5)" office:value-type="string" office:string-value="3_1_1" calcext:value-type="string">
            <text:p>3_1_1</text:p>
          </table:table-cell>
          <table:table-cell table:style-name="ce6" table:formula="of:=CONCATENATE(&quot;xtiger_gp_&quot;;[.J30])" office:value-type="string" office:string-value="xtiger_gp_3_1_1" calcext:value-type="string">
            <text:p>xtiger_gp_3_1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1])" office:value-type="string" office:string-value="xtiger_cc_3_1_2_01_001" calcext:value-type="string">
            <text:p>xtiger_cc_3_1_2_01_001</text:p>
          </table:table-cell>
          <table:table-cell table:style-name="ce4" table:formula="of:=[.B30]+3" office:value-type="float" office:value="88" calcext:value-type="float">
            <text:p>088</text:p>
          </table:table-cell>
          <table:table-cell table:style-name="ce2" table:formula="of:=SUBSTITUTE([.D31];&quot;.&quot;;&quot;_&quot;)" office:value-type="string" office:string-value="3_1_2_01_001" calcext:value-type="string">
            <text:p>3_1_2_01_001</text:p>
          </table:table-cell>
          <table:table-cell table:style-name="ce1" office:value-type="string" calcext:value-type="string">
            <text:p>3.1.2.01.001</text:p>
          </table:table-cell>
          <table:table-cell table:style-name="ce1" office:value-type="string" calcext:value-type="string">
            <text:p>Vendas Cancelad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1];5)" office:value-type="string" office:string-value="3_1_2" calcext:value-type="string">
            <text:p>3_1_2</text:p>
          </table:table-cell>
          <table:table-cell table:style-name="ce6" table:formula="of:=CONCATENATE(&quot;xtiger_gp_&quot;;[.J31])" office:value-type="string" office:string-value="xtiger_gp_3_1_2" calcext:value-type="string">
            <text:p>xtiger_gp_3_1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5">
          <table:table-cell table:style-name="ce2" table:formula="of:=CONCATENATE(&quot;xtiger_cc_&quot;;[.C32])" office:value-type="string" office:string-value="xtiger_cc_3_1_2_01_003" calcext:value-type="string">
            <text:p>xtiger_cc_3_1_2_01_003</text:p>
          </table:table-cell>
          <table:table-cell table:style-name="ce4" table:formula="of:=[.B31]+3" office:value-type="float" office:value="91" calcext:value-type="float">
            <text:p>091</text:p>
          </table:table-cell>
          <table:table-cell table:style-name="ce2" table:formula="of:=SUBSTITUTE([.D32];&quot;.&quot;;&quot;_&quot;)" office:value-type="string" office:string-value="3_1_2_01_003" calcext:value-type="string">
            <text:p>3_1_2_01_003</text:p>
          </table:table-cell>
          <table:table-cell table:style-name="ce1" office:value-type="string" calcext:value-type="string">
            <text:p>3.1.2.01.003</text:p>
          </table:table-cell>
          <table:table-cell table:style-name="ce1" office:value-type="string" calcext:value-type="string">
            <text:p>Impostos Sobre Venda (ICMS,PIS,COFINS,DAS)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Imposto</text:p>
          </table:table-cell>
          <table:table-cell table:style-name="ce5" table:formula="of:=LEFT([.C32];5)" office:value-type="string" office:string-value="3_1_2" calcext:value-type="string">
            <text:p>3_1_2</text:p>
          </table:table-cell>
          <table:table-cell table:style-name="ce6" table:formula="of:=CONCATENATE(&quot;xtiger_gp_&quot;;[.J32])" office:value-type="string" office:string-value="xtiger_gp_3_1_2" calcext:value-type="string">
            <text:p>xtiger_gp_3_1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3])" office:value-type="string" office:string-value="xtiger_cc_3_2_1_01_001" calcext:value-type="string">
            <text:p>xtiger_cc_3_2_1_01_001</text:p>
          </table:table-cell>
          <table:table-cell table:style-name="ce4" table:formula="of:=[.B32]+3" office:value-type="float" office:value="94" calcext:value-type="float">
            <text:p>094</text:p>
          </table:table-cell>
          <table:table-cell table:style-name="ce2" table:formula="of:=SUBSTITUTE([.D33];&quot;.&quot;;&quot;_&quot;)" office:value-type="string" office:string-value="3_2_1_01_001" calcext:value-type="string">
            <text:p>3_2_1_01_001</text:p>
          </table:table-cell>
          <table:table-cell table:style-name="ce1" office:value-type="string" calcext:value-type="string">
            <text:p>3.2.1.01.001</text:p>
          </table:table-cell>
          <table:table-cell table:style-name="ce1" office:value-type="string" calcext:value-type="string">
            <text:p>Custo Mercadoria Vendida – CMV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3];5)" office:value-type="string" office:string-value="3_2_1" calcext:value-type="string">
            <text:p>3_2_1</text:p>
          </table:table-cell>
          <table:table-cell table:style-name="ce6" table:formula="of:=CONCATENATE(&quot;xtiger_gp_&quot;;[.J33])" office:value-type="string" office:string-value="xtiger_gp_3_2_1" calcext:value-type="string">
            <text:p>xtiger_gp_3_2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4])" office:value-type="string" office:string-value="xtiger_cc_3_2_1_01_003" calcext:value-type="string">
            <text:p>xtiger_cc_3_2_1_01_003</text:p>
          </table:table-cell>
          <table:table-cell table:style-name="ce4" table:formula="of:=[.B33]+3" office:value-type="float" office:value="97" calcext:value-type="float">
            <text:p>097</text:p>
          </table:table-cell>
          <table:table-cell table:style-name="ce2" table:formula="of:=SUBSTITUTE([.D34];&quot;.&quot;;&quot;_&quot;)" office:value-type="string" office:string-value="3_2_1_01_003" calcext:value-type="string">
            <text:p>3_2_1_01_003</text:p>
          </table:table-cell>
          <table:table-cell table:style-name="ce1" office:value-type="string" calcext:value-type="string">
            <text:p>3.2.1.01.003</text:p>
          </table:table-cell>
          <table:table-cell table:style-name="ce1" office:value-type="string" calcext:value-type="string">
            <text:p>Custo Sobre Serviços Vendid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4];5)" office:value-type="string" office:string-value="3_2_1" calcext:value-type="string">
            <text:p>3_2_1</text:p>
          </table:table-cell>
          <table:table-cell table:style-name="ce6" table:formula="of:=CONCATENATE(&quot;xtiger_gp_&quot;;[.J34])" office:value-type="string" office:string-value="xtiger_gp_3_2_1" calcext:value-type="string">
            <text:p>xtiger_gp_3_2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5])" office:value-type="string" office:string-value="xtiger_cc_3_2_1_01_004" calcext:value-type="string">
            <text:p>xtiger_cc_3_2_1_01_004</text:p>
          </table:table-cell>
          <table:table-cell table:style-name="ce4" table:formula="of:=[.B34]+3" office:value-type="float" office:value="100" calcext:value-type="float">
            <text:p>100</text:p>
          </table:table-cell>
          <table:table-cell table:style-name="ce2" table:formula="of:=SUBSTITUTE([.D35];&quot;.&quot;;&quot;_&quot;)" office:value-type="string" office:string-value="3_2_1_01_004" calcext:value-type="string">
            <text:p>3_2_1_01_004</text:p>
          </table:table-cell>
          <table:table-cell table:style-name="ce1" office:value-type="string" calcext:value-type="string">
            <text:p>3.2.1.01.004</text:p>
          </table:table-cell>
          <table:table-cell table:style-name="ce1" office:value-type="string" calcext:value-type="string">
            <text:p>Fretes Sobre Compras Insum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C35];5)" office:value-type="string" office:string-value="3_2_1" calcext:value-type="string">
            <text:p>3_2_1</text:p>
          </table:table-cell>
          <table:table-cell table:style-name="ce6" table:formula="of:=CONCATENATE(&quot;xtiger_gp_&quot;;[.J35])" office:value-type="string" office:string-value="xtiger_gp_3_2_1" calcext:value-type="string">
            <text:p>xtiger_gp_3_2_1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6])" office:value-type="string" office:string-value="xtiger_cc_3_2_2_01_001" calcext:value-type="string">
            <text:p>xtiger_cc_3_2_2_01_001</text:p>
          </table:table-cell>
          <table:table-cell table:style-name="ce4" table:formula="of:=[.B35]+3" office:value-type="float" office:value="103" calcext:value-type="float">
            <text:p>103</text:p>
          </table:table-cell>
          <table:table-cell table:style-name="ce2" table:formula="of:=SUBSTITUTE([.D36];&quot;.&quot;;&quot;_&quot;)" office:value-type="string" office:string-value="3_2_2_01_001" calcext:value-type="string">
            <text:p>3_2_2_01_001</text:p>
          </table:table-cell>
          <table:table-cell table:style-name="ce1" office:value-type="string" calcext:value-type="string">
            <text:p>3.2.2.01.001</text:p>
          </table:table-cell>
          <table:table-cell table:style-name="ce1" office:value-type="string" calcext:value-type="string">
            <text:p>Salári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6];5)" office:value-type="string" office:string-value="3_2_2" calcext:value-type="string">
            <text:p>3_2_2</text:p>
          </table:table-cell>
          <table:table-cell table:style-name="ce6" table:formula="of:=CONCATENATE(&quot;xtiger_gp_&quot;;[.J36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7])" office:value-type="string" office:string-value="xtiger_cc_3_2_2_01_002" calcext:value-type="string">
            <text:p>xtiger_cc_3_2_2_01_002</text:p>
          </table:table-cell>
          <table:table-cell table:style-name="ce4" table:formula="of:=[.B36]+3" office:value-type="float" office:value="106" calcext:value-type="float">
            <text:p>106</text:p>
          </table:table-cell>
          <table:table-cell table:style-name="ce2" table:formula="of:=SUBSTITUTE([.D37];&quot;.&quot;;&quot;_&quot;)" office:value-type="string" office:string-value="3_2_2_01_002" calcext:value-type="string">
            <text:p>3_2_2_01_002</text:p>
          </table:table-cell>
          <table:table-cell table:style-name="ce1" office:value-type="string" calcext:value-type="string">
            <text:p>3.2.2.01.002</text:p>
          </table:table-cell>
          <table:table-cell table:style-name="ce1" office:value-type="string" calcext:value-type="string">
            <text:p>Pro-labor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7];5)" office:value-type="string" office:string-value="3_2_2" calcext:value-type="string">
            <text:p>3_2_2</text:p>
          </table:table-cell>
          <table:table-cell table:style-name="ce6" table:formula="of:=CONCATENATE(&quot;xtiger_gp_&quot;;[.J37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8])" office:value-type="string" office:string-value="xtiger_cc_3_2_2_01_003" calcext:value-type="string">
            <text:p>xtiger_cc_3_2_2_01_003</text:p>
          </table:table-cell>
          <table:table-cell table:style-name="ce4" table:formula="of:=[.B37]+3" office:value-type="float" office:value="109" calcext:value-type="float">
            <text:p>109</text:p>
          </table:table-cell>
          <table:table-cell table:style-name="ce2" table:formula="of:=SUBSTITUTE([.D38];&quot;.&quot;;&quot;_&quot;)" office:value-type="string" office:string-value="3_2_2_01_003" calcext:value-type="string">
            <text:p>3_2_2_01_003</text:p>
          </table:table-cell>
          <table:table-cell table:style-name="ce1" office:value-type="string" calcext:value-type="string">
            <text:p>3.2.2.01.003</text:p>
          </table:table-cell>
          <table:table-cell table:style-name="ce1" office:value-type="string" calcext:value-type="string">
            <text:p>INSS Pro-labor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8];5)" office:value-type="string" office:string-value="3_2_2" calcext:value-type="string">
            <text:p>3_2_2</text:p>
          </table:table-cell>
          <table:table-cell table:style-name="ce6" table:formula="of:=CONCATENATE(&quot;xtiger_gp_&quot;;[.J38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39])" office:value-type="string" office:string-value="xtiger_cc_3_2_2_01_004" calcext:value-type="string">
            <text:p>xtiger_cc_3_2_2_01_004</text:p>
          </table:table-cell>
          <table:table-cell table:style-name="ce4" table:formula="of:=[.B38]+3" office:value-type="float" office:value="112" calcext:value-type="float">
            <text:p>112</text:p>
          </table:table-cell>
          <table:table-cell table:style-name="ce2" table:formula="of:=SUBSTITUTE([.D39];&quot;.&quot;;&quot;_&quot;)" office:value-type="string" office:string-value="3_2_2_01_004" calcext:value-type="string">
            <text:p>3_2_2_01_004</text:p>
          </table:table-cell>
          <table:table-cell table:style-name="ce1" office:value-type="string" calcext:value-type="string">
            <text:p>3.2.2.01.004</text:p>
          </table:table-cell>
          <table:table-cell table:style-name="ce1" office:value-type="string" calcext:value-type="string">
            <text:p>13. Salári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39];5)" office:value-type="string" office:string-value="3_2_2" calcext:value-type="string">
            <text:p>3_2_2</text:p>
          </table:table-cell>
          <table:table-cell table:style-name="ce6" table:formula="of:=CONCATENATE(&quot;xtiger_gp_&quot;;[.J39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0])" office:value-type="string" office:string-value="xtiger_cc_3_2_2_01_005" calcext:value-type="string">
            <text:p>xtiger_cc_3_2_2_01_005</text:p>
          </table:table-cell>
          <table:table-cell table:style-name="ce4" table:formula="of:=[.B39]+3" office:value-type="float" office:value="115" calcext:value-type="float">
            <text:p>115</text:p>
          </table:table-cell>
          <table:table-cell table:style-name="ce2" table:formula="of:=SUBSTITUTE([.D40];&quot;.&quot;;&quot;_&quot;)" office:value-type="string" office:string-value="3_2_2_01_005" calcext:value-type="string">
            <text:p>3_2_2_01_005</text:p>
          </table:table-cell>
          <table:table-cell table:style-name="ce1" office:value-type="string" calcext:value-type="string">
            <text:p>3.2.2.01.005</text:p>
          </table:table-cell>
          <table:table-cell table:style-name="ce1" office:value-type="string" calcext:value-type="string">
            <text:p>Féri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0];5)" office:value-type="string" office:string-value="3_2_2" calcext:value-type="string">
            <text:p>3_2_2</text:p>
          </table:table-cell>
          <table:table-cell table:style-name="ce6" table:formula="of:=CONCATENATE(&quot;xtiger_gp_&quot;;[.J40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1])" office:value-type="string" office:string-value="xtiger_cc_3_2_2_01_006" calcext:value-type="string">
            <text:p>xtiger_cc_3_2_2_01_006</text:p>
          </table:table-cell>
          <table:table-cell table:style-name="ce4" table:formula="of:=[.B40]+3" office:value-type="float" office:value="118" calcext:value-type="float">
            <text:p>118</text:p>
          </table:table-cell>
          <table:table-cell table:style-name="ce2" table:formula="of:=SUBSTITUTE([.D41];&quot;.&quot;;&quot;_&quot;)" office:value-type="string" office:string-value="3_2_2_01_006" calcext:value-type="string">
            <text:p>3_2_2_01_006</text:p>
          </table:table-cell>
          <table:table-cell table:style-name="ce1" office:value-type="string" calcext:value-type="string">
            <text:p>3.2.2.01.006</text:p>
          </table:table-cell>
          <table:table-cell table:style-name="ce1" office:value-type="string" calcext:value-type="string">
            <text:p>INS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1];5)" office:value-type="string" office:string-value="3_2_2" calcext:value-type="string">
            <text:p>3_2_2</text:p>
          </table:table-cell>
          <table:table-cell table:style-name="ce6" table:formula="of:=CONCATENATE(&quot;xtiger_gp_&quot;;[.J41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2])" office:value-type="string" office:string-value="xtiger_cc_3_2_2_01_007" calcext:value-type="string">
            <text:p>xtiger_cc_3_2_2_01_007</text:p>
          </table:table-cell>
          <table:table-cell table:style-name="ce4" table:formula="of:=[.B41]+3" office:value-type="float" office:value="121" calcext:value-type="float">
            <text:p>121</text:p>
          </table:table-cell>
          <table:table-cell table:style-name="ce2" table:formula="of:=SUBSTITUTE([.D42];&quot;.&quot;;&quot;_&quot;)" office:value-type="string" office:string-value="3_2_2_01_007" calcext:value-type="string">
            <text:p>3_2_2_01_007</text:p>
          </table:table-cell>
          <table:table-cell table:style-name="ce1" office:value-type="string" calcext:value-type="string">
            <text:p>3.2.2.01.007</text:p>
          </table:table-cell>
          <table:table-cell table:style-name="ce1" office:value-type="string" calcext:value-type="string">
            <text:p>Féri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2];5)" office:value-type="string" office:string-value="3_2_2" calcext:value-type="string">
            <text:p>3_2_2</text:p>
          </table:table-cell>
          <table:table-cell table:style-name="ce6" table:formula="of:=CONCATENATE(&quot;xtiger_gp_&quot;;[.J42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3])" office:value-type="string" office:string-value="xtiger_cc_3_2_2_01_008" calcext:value-type="string">
            <text:p>xtiger_cc_3_2_2_01_008</text:p>
          </table:table-cell>
          <table:table-cell table:style-name="ce4" table:formula="of:=[.B42]+3" office:value-type="float" office:value="124" calcext:value-type="float">
            <text:p>124</text:p>
          </table:table-cell>
          <table:table-cell table:style-name="ce2" table:formula="of:=SUBSTITUTE([.D43];&quot;.&quot;;&quot;_&quot;)" office:value-type="string" office:string-value="3_2_2_01_008" calcext:value-type="string">
            <text:p>3_2_2_01_008</text:p>
          </table:table-cell>
          <table:table-cell table:style-name="ce1" office:value-type="string" calcext:value-type="string">
            <text:p>3.2.2.01.008</text:p>
          </table:table-cell>
          <table:table-cell table:style-name="ce1" office:value-type="string" calcext:value-type="string">
            <text:p>FG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3];5)" office:value-type="string" office:string-value="3_2_2" calcext:value-type="string">
            <text:p>3_2_2</text:p>
          </table:table-cell>
          <table:table-cell table:style-name="ce6" table:formula="of:=CONCATENATE(&quot;xtiger_gp_&quot;;[.J43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4])" office:value-type="string" office:string-value="xtiger_cc_3_2_2_01_009" calcext:value-type="string">
            <text:p>xtiger_cc_3_2_2_01_009</text:p>
          </table:table-cell>
          <table:table-cell table:style-name="ce4" table:formula="of:=[.B43]+3" office:value-type="float" office:value="127" calcext:value-type="float">
            <text:p>127</text:p>
          </table:table-cell>
          <table:table-cell table:style-name="ce2" table:formula="of:=SUBSTITUTE([.D44];&quot;.&quot;;&quot;_&quot;)" office:value-type="string" office:string-value="3_2_2_01_009" calcext:value-type="string">
            <text:p>3_2_2_01_009</text:p>
          </table:table-cell>
          <table:table-cell table:style-name="ce1" office:value-type="string" calcext:value-type="string">
            <text:p>3.2.2.01.009</text:p>
          </table:table-cell>
          <table:table-cell table:style-name="ce1" office:value-type="string" calcext:value-type="string">
            <text:p>Alimentaç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4];5)" office:value-type="string" office:string-value="3_2_2" calcext:value-type="string">
            <text:p>3_2_2</text:p>
          </table:table-cell>
          <table:table-cell table:style-name="ce6" table:formula="of:=CONCATENATE(&quot;xtiger_gp_&quot;;[.J44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5])" office:value-type="string" office:string-value="xtiger_cc_3_2_2_01_010" calcext:value-type="string">
            <text:p>xtiger_cc_3_2_2_01_010</text:p>
          </table:table-cell>
          <table:table-cell table:style-name="ce4" table:formula="of:=[.B44]+3" office:value-type="float" office:value="130" calcext:value-type="float">
            <text:p>130</text:p>
          </table:table-cell>
          <table:table-cell table:style-name="ce2" table:formula="of:=SUBSTITUTE([.D45];&quot;.&quot;;&quot;_&quot;)" office:value-type="string" office:string-value="3_2_2_01_010" calcext:value-type="string">
            <text:p>3_2_2_01_010</text:p>
          </table:table-cell>
          <table:table-cell table:style-name="ce1" office:value-type="string" calcext:value-type="string">
            <text:p>3.2.2.01.010</text:p>
          </table:table-cell>
          <table:table-cell table:style-name="ce1" office:value-type="string" calcext:value-type="string">
            <text:p>Vale Transport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5];5)" office:value-type="string" office:string-value="3_2_2" calcext:value-type="string">
            <text:p>3_2_2</text:p>
          </table:table-cell>
          <table:table-cell table:style-name="ce6" table:formula="of:=CONCATENATE(&quot;xtiger_gp_&quot;;[.J45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6])" office:value-type="string" office:string-value="xtiger_cc_3_2_2_01_011" calcext:value-type="string">
            <text:p>xtiger_cc_3_2_2_01_011</text:p>
          </table:table-cell>
          <table:table-cell table:style-name="ce4" table:formula="of:=[.B45]+3" office:value-type="float" office:value="133" calcext:value-type="float">
            <text:p>133</text:p>
          </table:table-cell>
          <table:table-cell table:style-name="ce2" table:formula="of:=SUBSTITUTE([.D46];&quot;.&quot;;&quot;_&quot;)" office:value-type="string" office:string-value="3_2_2_01_011" calcext:value-type="string">
            <text:p>3_2_2_01_011</text:p>
          </table:table-cell>
          <table:table-cell table:style-name="ce1" office:value-type="string" calcext:value-type="string">
            <text:p>3.2.2.01.011</text:p>
          </table:table-cell>
          <table:table-cell table:style-name="ce1" office:value-type="string" calcext:value-type="string">
            <text:p>Treinament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6];5)" office:value-type="string" office:string-value="3_2_2" calcext:value-type="string">
            <text:p>3_2_2</text:p>
          </table:table-cell>
          <table:table-cell table:style-name="ce6" table:formula="of:=CONCATENATE(&quot;xtiger_gp_&quot;;[.J46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7])" office:value-type="string" office:string-value="xtiger_cc_3_2_2_01_012" calcext:value-type="string">
            <text:p>xtiger_cc_3_2_2_01_012</text:p>
          </table:table-cell>
          <table:table-cell table:style-name="ce4" table:formula="of:=[.B46]+3" office:value-type="float" office:value="136" calcext:value-type="float">
            <text:p>136</text:p>
          </table:table-cell>
          <table:table-cell table:style-name="ce2" table:formula="of:=SUBSTITUTE([.D47];&quot;.&quot;;&quot;_&quot;)" office:value-type="string" office:string-value="3_2_2_01_012" calcext:value-type="string">
            <text:p>3_2_2_01_012</text:p>
          </table:table-cell>
          <table:table-cell table:style-name="ce1" office:value-type="string" calcext:value-type="string">
            <text:p>3.2.2.01.012</text:p>
          </table:table-cell>
          <table:table-cell table:style-name="ce1" office:value-type="string" calcext:value-type="string">
            <text:p>Exames e Medicament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7];5)" office:value-type="string" office:string-value="3_2_2" calcext:value-type="string">
            <text:p>3_2_2</text:p>
          </table:table-cell>
          <table:table-cell table:style-name="ce6" table:formula="of:=CONCATENATE(&quot;xtiger_gp_&quot;;[.J47])" office:value-type="string" office:string-value="xtiger_gp_3_2_2" calcext:value-type="string">
            <text:p>xtiger_gp_3_2_2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8])" office:value-type="string" office:string-value="xtiger_cc_3_2_3_01_001" calcext:value-type="string">
            <text:p>xtiger_cc_3_2_3_01_001</text:p>
          </table:table-cell>
          <table:table-cell table:style-name="ce4" table:formula="of:=[.B47]+3" office:value-type="float" office:value="139" calcext:value-type="float">
            <text:p>139</text:p>
          </table:table-cell>
          <table:table-cell table:style-name="ce2" table:formula="of:=SUBSTITUTE([.D48];&quot;.&quot;;&quot;_&quot;)" office:value-type="string" office:string-value="3_2_3_01_001" calcext:value-type="string">
            <text:p>3_2_3_01_001</text:p>
          </table:table-cell>
          <table:table-cell table:style-name="ce1" office:value-type="string" calcext:value-type="string">
            <text:p>3.2.3.01.001</text:p>
          </table:table-cell>
          <table:table-cell table:style-name="ce1" office:value-type="string" calcext:value-type="string">
            <text:p>Comissões Sobre Vend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8];5)" office:value-type="string" office:string-value="3_2_3" calcext:value-type="string">
            <text:p>3_2_3</text:p>
          </table:table-cell>
          <table:table-cell table:style-name="ce6" table:formula="of:=CONCATENATE(&quot;xtiger_gp_&quot;;[.J48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49])" office:value-type="string" office:string-value="xtiger_cc_3_2_3_01_002" calcext:value-type="string">
            <text:p>xtiger_cc_3_2_3_01_002</text:p>
          </table:table-cell>
          <table:table-cell table:style-name="ce4" table:formula="of:=[.B48]+3" office:value-type="float" office:value="142" calcext:value-type="float">
            <text:p>142</text:p>
          </table:table-cell>
          <table:table-cell table:style-name="ce2" table:formula="of:=SUBSTITUTE([.D49];&quot;.&quot;;&quot;_&quot;)" office:value-type="string" office:string-value="3_2_3_01_002" calcext:value-type="string">
            <text:p>3_2_3_01_002</text:p>
          </table:table-cell>
          <table:table-cell table:style-name="ce1" office:value-type="string" calcext:value-type="string">
            <text:p>3.2.3.01.002</text:p>
          </table:table-cell>
          <table:table-cell table:style-name="ce1" office:value-type="string" calcext:value-type="string">
            <text:p>Propaganda e Maketing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49];5)" office:value-type="string" office:string-value="3_2_3" calcext:value-type="string">
            <text:p>3_2_3</text:p>
          </table:table-cell>
          <table:table-cell table:style-name="ce6" table:formula="of:=CONCATENATE(&quot;xtiger_gp_&quot;;[.J49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0])" office:value-type="string" office:string-value="xtiger_cc_3_2_3_01_003" calcext:value-type="string">
            <text:p>xtiger_cc_3_2_3_01_003</text:p>
          </table:table-cell>
          <table:table-cell table:style-name="ce4" table:formula="of:=[.B49]+3" office:value-type="float" office:value="145" calcext:value-type="float">
            <text:p>145</text:p>
          </table:table-cell>
          <table:table-cell table:style-name="ce2" table:formula="of:=SUBSTITUTE([.D50];&quot;.&quot;;&quot;_&quot;)" office:value-type="string" office:string-value="3_2_3_01_003" calcext:value-type="string">
            <text:p>3_2_3_01_003</text:p>
          </table:table-cell>
          <table:table-cell table:style-name="ce1" office:value-type="string" calcext:value-type="string">
            <text:p>3.2.3.01.003</text:p>
          </table:table-cell>
          <table:table-cell table:style-name="ce1" office:value-type="string" calcext:value-type="string">
            <text:p>Sites e Redes Sociai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0];5)" office:value-type="string" office:string-value="3_2_3" calcext:value-type="string">
            <text:p>3_2_3</text:p>
          </table:table-cell>
          <table:table-cell table:style-name="ce6" table:formula="of:=CONCATENATE(&quot;xtiger_gp_&quot;;[.J50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1])" office:value-type="string" office:string-value="xtiger_cc_3_2_3_02_001" calcext:value-type="string">
            <text:p>xtiger_cc_3_2_3_02_001</text:p>
          </table:table-cell>
          <table:table-cell table:style-name="ce4" table:formula="of:=[.B50]+3" office:value-type="float" office:value="148" calcext:value-type="float">
            <text:p>148</text:p>
          </table:table-cell>
          <table:table-cell table:style-name="ce2" table:formula="of:=SUBSTITUTE([.D51];&quot;.&quot;;&quot;_&quot;)" office:value-type="string" office:string-value="3_2_3_02_001" calcext:value-type="string">
            <text:p>3_2_3_02_001</text:p>
          </table:table-cell>
          <table:table-cell table:style-name="ce1" office:value-type="string" calcext:value-type="string">
            <text:p>3.2.3.02.001</text:p>
          </table:table-cell>
          <table:table-cell table:style-name="ce1" office:value-type="string" calcext:value-type="string">
            <text:p>Água e Esgot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1];5)" office:value-type="string" office:string-value="3_2_3" calcext:value-type="string">
            <text:p>3_2_3</text:p>
          </table:table-cell>
          <table:table-cell table:style-name="ce6" table:formula="of:=CONCATENATE(&quot;xtiger_gp_&quot;;[.J51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2])" office:value-type="string" office:string-value="xtiger_cc_3_2_3_02_002" calcext:value-type="string">
            <text:p>xtiger_cc_3_2_3_02_002</text:p>
          </table:table-cell>
          <table:table-cell table:style-name="ce4" table:formula="of:=[.B51]+3" office:value-type="float" office:value="151" calcext:value-type="float">
            <text:p>151</text:p>
          </table:table-cell>
          <table:table-cell table:style-name="ce2" table:formula="of:=SUBSTITUTE([.D52];&quot;.&quot;;&quot;_&quot;)" office:value-type="string" office:string-value="3_2_3_02_002" calcext:value-type="string">
            <text:p>3_2_3_02_002</text:p>
          </table:table-cell>
          <table:table-cell table:style-name="ce1" office:value-type="string" calcext:value-type="string">
            <text:p>3.2.3.02.002</text:p>
          </table:table-cell>
          <table:table-cell table:style-name="ce1" office:value-type="string" calcext:value-type="string">
            <text:p>Energia Elétric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2];5)" office:value-type="string" office:string-value="3_2_3" calcext:value-type="string">
            <text:p>3_2_3</text:p>
          </table:table-cell>
          <table:table-cell table:style-name="ce6" table:formula="of:=CONCATENATE(&quot;xtiger_gp_&quot;;[.J52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3])" office:value-type="string" office:string-value="xtiger_cc_3_2_3_02_003" calcext:value-type="string">
            <text:p>xtiger_cc_3_2_3_02_003</text:p>
          </table:table-cell>
          <table:table-cell table:style-name="ce4" table:formula="of:=[.B52]+3" office:value-type="float" office:value="154" calcext:value-type="float">
            <text:p>154</text:p>
          </table:table-cell>
          <table:table-cell table:style-name="ce2" table:formula="of:=SUBSTITUTE([.D53];&quot;.&quot;;&quot;_&quot;)" office:value-type="string" office:string-value="3_2_3_02_003" calcext:value-type="string">
            <text:p>3_2_3_02_003</text:p>
          </table:table-cell>
          <table:table-cell table:style-name="ce1" office:value-type="string" calcext:value-type="string">
            <text:p>3.2.3.02.003</text:p>
          </table:table-cell>
          <table:table-cell table:style-name="ce1" office:value-type="string" calcext:value-type="string">
            <text:p>Telefone e Comunicaç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3];5)" office:value-type="string" office:string-value="3_2_3" calcext:value-type="string">
            <text:p>3_2_3</text:p>
          </table:table-cell>
          <table:table-cell table:style-name="ce6" table:formula="of:=CONCATENATE(&quot;xtiger_gp_&quot;;[.J53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4])" office:value-type="string" office:string-value="xtiger_cc_3_2_3_02_004" calcext:value-type="string">
            <text:p>xtiger_cc_3_2_3_02_004</text:p>
          </table:table-cell>
          <table:table-cell table:style-name="ce4" table:formula="of:=[.B53]+3" office:value-type="float" office:value="157" calcext:value-type="float">
            <text:p>157</text:p>
          </table:table-cell>
          <table:table-cell table:style-name="ce2" table:formula="of:=SUBSTITUTE([.D54];&quot;.&quot;;&quot;_&quot;)" office:value-type="string" office:string-value="3_2_3_02_004" calcext:value-type="string">
            <text:p>3_2_3_02_004</text:p>
          </table:table-cell>
          <table:table-cell table:style-name="ce1" office:value-type="string" calcext:value-type="string">
            <text:p>3.2.3.02.004</text:p>
          </table:table-cell>
          <table:table-cell table:style-name="ce1" office:value-type="string" calcext:value-type="string">
            <text:p>Internet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4];5)" office:value-type="string" office:string-value="3_2_3" calcext:value-type="string">
            <text:p>3_2_3</text:p>
          </table:table-cell>
          <table:table-cell table:style-name="ce6" table:formula="of:=CONCATENATE(&quot;xtiger_gp_&quot;;[.J54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5])" office:value-type="string" office:string-value="xtiger_cc_3_2_3_02_006" calcext:value-type="string">
            <text:p>xtiger_cc_3_2_3_02_006</text:p>
          </table:table-cell>
          <table:table-cell table:style-name="ce4" table:formula="of:=[.B54]+3" office:value-type="float" office:value="160" calcext:value-type="float">
            <text:p>160</text:p>
          </table:table-cell>
          <table:table-cell table:style-name="ce2" table:formula="of:=SUBSTITUTE([.D55];&quot;.&quot;;&quot;_&quot;)" office:value-type="string" office:string-value="3_2_3_02_006" calcext:value-type="string">
            <text:p>3_2_3_02_006</text:p>
          </table:table-cell>
          <table:table-cell table:style-name="ce1" office:value-type="string" calcext:value-type="string">
            <text:p>3.2.3.02.006</text:p>
          </table:table-cell>
          <table:table-cell table:style-name="ce1" office:value-type="string" calcext:value-type="string">
            <text:p>Material de Limpez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5];5)" office:value-type="string" office:string-value="3_2_3" calcext:value-type="string">
            <text:p>3_2_3</text:p>
          </table:table-cell>
          <table:table-cell table:style-name="ce6" table:formula="of:=CONCATENATE(&quot;xtiger_gp_&quot;;[.J55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6])" office:value-type="string" office:string-value="xtiger_cc_3_2_3_02_007" calcext:value-type="string">
            <text:p>xtiger_cc_3_2_3_02_007</text:p>
          </table:table-cell>
          <table:table-cell table:style-name="ce4" table:formula="of:=[.B55]+3" office:value-type="float" office:value="163" calcext:value-type="float">
            <text:p>163</text:p>
          </table:table-cell>
          <table:table-cell table:style-name="ce2" table:formula="of:=SUBSTITUTE([.D56];&quot;.&quot;;&quot;_&quot;)" office:value-type="string" office:string-value="3_2_3_02_007" calcext:value-type="string">
            <text:p>3_2_3_02_007</text:p>
          </table:table-cell>
          <table:table-cell table:style-name="ce1" office:value-type="string" calcext:value-type="string">
            <text:p>3.2.3.02.007</text:p>
          </table:table-cell>
          <table:table-cell table:style-name="ce1" office:value-type="string" calcext:value-type="string">
            <text:p>Gá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6];5)" office:value-type="string" office:string-value="3_2_3" calcext:value-type="string">
            <text:p>3_2_3</text:p>
          </table:table-cell>
          <table:table-cell table:style-name="ce6" table:formula="of:=CONCATENATE(&quot;xtiger_gp_&quot;;[.J56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7])" office:value-type="string" office:string-value="xtiger_cc_3_2_3_02_008" calcext:value-type="string">
            <text:p>xtiger_cc_3_2_3_02_008</text:p>
          </table:table-cell>
          <table:table-cell table:style-name="ce4" table:formula="of:=[.B56]+3" office:value-type="float" office:value="166" calcext:value-type="float">
            <text:p>166</text:p>
          </table:table-cell>
          <table:table-cell table:style-name="ce2" table:formula="of:=SUBSTITUTE([.D57];&quot;.&quot;;&quot;_&quot;)" office:value-type="string" office:string-value="3_2_3_02_008" calcext:value-type="string">
            <text:p>3_2_3_02_008</text:p>
          </table:table-cell>
          <table:table-cell table:style-name="ce1" office:value-type="string" calcext:value-type="string">
            <text:p>3.2.3.02.008</text:p>
          </table:table-cell>
          <table:table-cell table:style-name="ce1" office:value-type="string" calcext:value-type="string">
            <text:p>Aluguel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7];5)" office:value-type="string" office:string-value="3_2_3" calcext:value-type="string">
            <text:p>3_2_3</text:p>
          </table:table-cell>
          <table:table-cell table:style-name="ce6" table:formula="of:=CONCATENATE(&quot;xtiger_gp_&quot;;[.J57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8])" office:value-type="string" office:string-value="xtiger_cc_3_2_3_02_009" calcext:value-type="string">
            <text:p>xtiger_cc_3_2_3_02_009</text:p>
          </table:table-cell>
          <table:table-cell table:style-name="ce4" table:formula="of:=[.B57]+3" office:value-type="float" office:value="169" calcext:value-type="float">
            <text:p>169</text:p>
          </table:table-cell>
          <table:table-cell table:style-name="ce2" table:formula="of:=SUBSTITUTE([.D58];&quot;.&quot;;&quot;_&quot;)" office:value-type="string" office:string-value="3_2_3_02_009" calcext:value-type="string">
            <text:p>3_2_3_02_009</text:p>
          </table:table-cell>
          <table:table-cell table:style-name="ce1" office:value-type="string" calcext:value-type="string">
            <text:p>3.2.3.02.009</text:p>
          </table:table-cell>
          <table:table-cell table:style-name="ce1" office:value-type="string" calcext:value-type="string">
            <text:p>Combustívei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8];5)" office:value-type="string" office:string-value="3_2_3" calcext:value-type="string">
            <text:p>3_2_3</text:p>
          </table:table-cell>
          <table:table-cell table:style-name="ce6" table:formula="of:=CONCATENATE(&quot;xtiger_gp_&quot;;[.J58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59])" office:value-type="string" office:string-value="xtiger_cc_3_2_3_02_010" calcext:value-type="string">
            <text:p>xtiger_cc_3_2_3_02_010</text:p>
          </table:table-cell>
          <table:table-cell table:style-name="ce4" table:formula="of:=[.B58]+3" office:value-type="float" office:value="172" calcext:value-type="float">
            <text:p>172</text:p>
          </table:table-cell>
          <table:table-cell table:style-name="ce2" table:formula="of:=SUBSTITUTE([.D59];&quot;.&quot;;&quot;_&quot;)" office:value-type="string" office:string-value="3_2_3_02_010" calcext:value-type="string">
            <text:p>3_2_3_02_010</text:p>
          </table:table-cell>
          <table:table-cell table:style-name="ce1" office:value-type="string" calcext:value-type="string">
            <text:p>3.2.3.02.010</text:p>
          </table:table-cell>
          <table:table-cell table:style-name="ce1" office:value-type="string" calcext:value-type="string">
            <text:p>Refeiçõ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59];5)" office:value-type="string" office:string-value="3_2_3" calcext:value-type="string">
            <text:p>3_2_3</text:p>
          </table:table-cell>
          <table:table-cell table:style-name="ce6" table:formula="of:=CONCATENATE(&quot;xtiger_gp_&quot;;[.J59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0])" office:value-type="string" office:string-value="xtiger_cc_3_2_3_02_011" calcext:value-type="string">
            <text:p>xtiger_cc_3_2_3_02_011</text:p>
          </table:table-cell>
          <table:table-cell table:style-name="ce4" table:formula="of:=[.B59]+3" office:value-type="float" office:value="175" calcext:value-type="float">
            <text:p>175</text:p>
          </table:table-cell>
          <table:table-cell table:style-name="ce2" table:formula="of:=SUBSTITUTE([.D60];&quot;.&quot;;&quot;_&quot;)" office:value-type="string" office:string-value="3_2_3_02_011" calcext:value-type="string">
            <text:p>3_2_3_02_011</text:p>
          </table:table-cell>
          <table:table-cell table:style-name="ce1" office:value-type="string" calcext:value-type="string">
            <text:p>3.2.3.02.011</text:p>
          </table:table-cell>
          <table:table-cell table:style-name="ce1" office:value-type="string" calcext:value-type="string">
            <text:p>Segur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0];5)" office:value-type="string" office:string-value="3_2_3" calcext:value-type="string">
            <text:p>3_2_3</text:p>
          </table:table-cell>
          <table:table-cell table:style-name="ce6" table:formula="of:=CONCATENATE(&quot;xtiger_gp_&quot;;[.J60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1])" office:value-type="string" office:string-value="xtiger_cc_3_2_3_02_012" calcext:value-type="string">
            <text:p>xtiger_cc_3_2_3_02_012</text:p>
          </table:table-cell>
          <table:table-cell table:style-name="ce4" table:formula="of:=[.B60]+3" office:value-type="float" office:value="178" calcext:value-type="float">
            <text:p>178</text:p>
          </table:table-cell>
          <table:table-cell table:style-name="ce2" table:formula="of:=SUBSTITUTE([.D61];&quot;.&quot;;&quot;_&quot;)" office:value-type="string" office:string-value="3_2_3_02_012" calcext:value-type="string">
            <text:p>3_2_3_02_012</text:p>
          </table:table-cell>
          <table:table-cell table:style-name="ce1" office:value-type="string" calcext:value-type="string">
            <text:p>3.2.3.02.012</text:p>
          </table:table-cell>
          <table:table-cell table:style-name="ce1" office:value-type="string" calcext:value-type="string">
            <text:p>Viagens e Estadi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1];5)" office:value-type="string" office:string-value="3_2_3" calcext:value-type="string">
            <text:p>3_2_3</text:p>
          </table:table-cell>
          <table:table-cell table:style-name="ce6" table:formula="of:=CONCATENATE(&quot;xtiger_gp_&quot;;[.J61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2])" office:value-type="string" office:string-value="xtiger_cc_3_2_3_02_013" calcext:value-type="string">
            <text:p>xtiger_cc_3_2_3_02_013</text:p>
          </table:table-cell>
          <table:table-cell table:style-name="ce4" table:formula="of:=[.B61]+3" office:value-type="float" office:value="181" calcext:value-type="float">
            <text:p>181</text:p>
          </table:table-cell>
          <table:table-cell table:style-name="ce2" table:formula="of:=SUBSTITUTE([.D62];&quot;.&quot;;&quot;_&quot;)" office:value-type="string" office:string-value="3_2_3_02_013" calcext:value-type="string">
            <text:p>3_2_3_02_013</text:p>
          </table:table-cell>
          <table:table-cell table:style-name="ce1" office:value-type="string" calcext:value-type="string">
            <text:p>3.2.3.02.013</text:p>
          </table:table-cell>
          <table:table-cell table:style-name="ce1" office:value-type="string" calcext:value-type="string">
            <text:p>Material de Escritóri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2];5)" office:value-type="string" office:string-value="3_2_3" calcext:value-type="string">
            <text:p>3_2_3</text:p>
          </table:table-cell>
          <table:table-cell table:style-name="ce6" table:formula="of:=CONCATENATE(&quot;xtiger_gp_&quot;;[.J62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3])" office:value-type="string" office:string-value="xtiger_cc_3_2_3_02_015" calcext:value-type="string">
            <text:p>xtiger_cc_3_2_3_02_015</text:p>
          </table:table-cell>
          <table:table-cell table:style-name="ce4" table:formula="of:=[.B62]+3" office:value-type="float" office:value="184" calcext:value-type="float">
            <text:p>184</text:p>
          </table:table-cell>
          <table:table-cell table:style-name="ce2" table:formula="of:=SUBSTITUTE([.D63];&quot;.&quot;;&quot;_&quot;)" office:value-type="string" office:string-value="3_2_3_02_015" calcext:value-type="string">
            <text:p>3_2_3_02_015</text:p>
          </table:table-cell>
          <table:table-cell table:style-name="ce1" office:value-type="string" calcext:value-type="string">
            <text:p>3.2.3.02.015</text:p>
          </table:table-cell>
          <table:table-cell table:style-name="ce1" office:value-type="string" calcext:value-type="string">
            <text:p>Bens de Pequeno Valor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3];5)" office:value-type="string" office:string-value="3_2_3" calcext:value-type="string">
            <text:p>3_2_3</text:p>
          </table:table-cell>
          <table:table-cell table:style-name="ce6" table:formula="of:=CONCATENATE(&quot;xtiger_gp_&quot;;[.J63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4])" office:value-type="string" office:string-value="xtiger_cc_3_2_3_02_016" calcext:value-type="string">
            <text:p>xtiger_cc_3_2_3_02_016</text:p>
          </table:table-cell>
          <table:table-cell table:style-name="ce4" table:formula="of:=[.B63]+3" office:value-type="float" office:value="187" calcext:value-type="float">
            <text:p>187</text:p>
          </table:table-cell>
          <table:table-cell table:style-name="ce2" table:formula="of:=SUBSTITUTE([.D64];&quot;.&quot;;&quot;_&quot;)" office:value-type="string" office:string-value="3_2_3_02_016" calcext:value-type="string">
            <text:p>3_2_3_02_016</text:p>
          </table:table-cell>
          <table:table-cell table:style-name="ce1" office:value-type="string" calcext:value-type="string">
            <text:p>3.2.3.02.016</text:p>
          </table:table-cell>
          <table:table-cell table:style-name="ce1" office:value-type="string" calcext:value-type="string">
            <text:p>Donativ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4];5)" office:value-type="string" office:string-value="3_2_3" calcext:value-type="string">
            <text:p>3_2_3</text:p>
          </table:table-cell>
          <table:table-cell table:style-name="ce6" table:formula="of:=CONCATENATE(&quot;xtiger_gp_&quot;;[.J64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5])" office:value-type="string" office:string-value="xtiger_cc_3_2_3_02_017" calcext:value-type="string">
            <text:p>xtiger_cc_3_2_3_02_017</text:p>
          </table:table-cell>
          <table:table-cell table:style-name="ce4" table:formula="of:=[.B64]+3" office:value-type="float" office:value="190" calcext:value-type="float">
            <text:p>190</text:p>
          </table:table-cell>
          <table:table-cell table:style-name="ce2" table:formula="of:=SUBSTITUTE([.D65];&quot;.&quot;;&quot;_&quot;)" office:value-type="string" office:string-value="3_2_3_02_017" calcext:value-type="string">
            <text:p>3_2_3_02_017</text:p>
          </table:table-cell>
          <table:table-cell table:style-name="ce1" office:value-type="string" calcext:value-type="string">
            <text:p>3.2.3.02.017</text:p>
          </table:table-cell>
          <table:table-cell table:style-name="ce1" office:value-type="string" calcext:value-type="string">
            <text:p>Indenizaçõ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5];5)" office:value-type="string" office:string-value="3_2_3" calcext:value-type="string">
            <text:p>3_2_3</text:p>
          </table:table-cell>
          <table:table-cell table:style-name="ce6" table:formula="of:=CONCATENATE(&quot;xtiger_gp_&quot;;[.J65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6])" office:value-type="string" office:string-value="xtiger_cc_3_2_3_02_018" calcext:value-type="string">
            <text:p>xtiger_cc_3_2_3_02_018</text:p>
          </table:table-cell>
          <table:table-cell table:style-name="ce4" table:formula="of:=[.B65]+3" office:value-type="float" office:value="193" calcext:value-type="float">
            <text:p>193</text:p>
          </table:table-cell>
          <table:table-cell table:style-name="ce2" table:formula="of:=SUBSTITUTE([.D66];&quot;.&quot;;&quot;_&quot;)" office:value-type="string" office:string-value="3_2_3_02_018" calcext:value-type="string">
            <text:p>3_2_3_02_018</text:p>
          </table:table-cell>
          <table:table-cell table:style-name="ce1" office:value-type="string" calcext:value-type="string">
            <text:p>3.2.3.02.018</text:p>
          </table:table-cell>
          <table:table-cell table:style-name="ce1" office:value-type="string" calcext:value-type="string">
            <text:p>Manutenção e Repar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6];5)" office:value-type="string" office:string-value="3_2_3" calcext:value-type="string">
            <text:p>3_2_3</text:p>
          </table:table-cell>
          <table:table-cell table:style-name="ce6" table:formula="of:=CONCATENATE(&quot;xtiger_gp_&quot;;[.J66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7])" office:value-type="string" office:string-value="xtiger_cc_3_2_3_02_999" calcext:value-type="string">
            <text:p>xtiger_cc_3_2_3_02_999</text:p>
          </table:table-cell>
          <table:table-cell table:style-name="ce4" table:formula="of:=[.B66]+3" office:value-type="float" office:value="196" calcext:value-type="float">
            <text:p>196</text:p>
          </table:table-cell>
          <table:table-cell table:style-name="ce2" table:formula="of:=SUBSTITUTE([.D67];&quot;.&quot;;&quot;_&quot;)" office:value-type="string" office:string-value="3_2_3_02_999" calcext:value-type="string">
            <text:p>3_2_3_02_999</text:p>
          </table:table-cell>
          <table:table-cell table:style-name="ce1" office:value-type="string" calcext:value-type="string">
            <text:p>3.2.3.02.999</text:p>
          </table:table-cell>
          <table:table-cell table:style-name="ce1" office:value-type="string" calcext:value-type="string">
            <text:p>Depreciações e Amortizaçõ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7];5)" office:value-type="string" office:string-value="3_2_3" calcext:value-type="string">
            <text:p>3_2_3</text:p>
          </table:table-cell>
          <table:table-cell table:style-name="ce6" table:formula="of:=CONCATENATE(&quot;xtiger_gp_&quot;;[.J67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8])" office:value-type="string" office:string-value="xtiger_cc_3_2_3_03_001" calcext:value-type="string">
            <text:p>xtiger_cc_3_2_3_03_001</text:p>
          </table:table-cell>
          <table:table-cell table:style-name="ce4" table:formula="of:=[.B67]+3" office:value-type="float" office:value="199" calcext:value-type="float">
            <text:p>199</text:p>
          </table:table-cell>
          <table:table-cell table:style-name="ce2" table:formula="of:=SUBSTITUTE([.D68];&quot;.&quot;;&quot;_&quot;)" office:value-type="string" office:string-value="3_2_3_03_001" calcext:value-type="string">
            <text:p>3_2_3_03_001</text:p>
          </table:table-cell>
          <table:table-cell table:style-name="ce1" office:value-type="string" calcext:value-type="string">
            <text:p>3.2.3.03.001</text:p>
          </table:table-cell>
          <table:table-cell table:style-name="ce1" office:value-type="string" calcext:value-type="string">
            <text:p>Assistência Contábil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8];5)" office:value-type="string" office:string-value="3_2_3" calcext:value-type="string">
            <text:p>3_2_3</text:p>
          </table:table-cell>
          <table:table-cell table:style-name="ce6" table:formula="of:=CONCATENATE(&quot;xtiger_gp_&quot;;[.J68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69])" office:value-type="string" office:string-value="xtiger_cc_3_2_3_03_002" calcext:value-type="string">
            <text:p>xtiger_cc_3_2_3_03_002</text:p>
          </table:table-cell>
          <table:table-cell table:style-name="ce4" table:formula="of:=[.B68]+3" office:value-type="float" office:value="202" calcext:value-type="float">
            <text:p>202</text:p>
          </table:table-cell>
          <table:table-cell table:style-name="ce2" table:formula="of:=SUBSTITUTE([.D69];&quot;.&quot;;&quot;_&quot;)" office:value-type="string" office:string-value="3_2_3_03_002" calcext:value-type="string">
            <text:p>3_2_3_03_002</text:p>
          </table:table-cell>
          <table:table-cell table:style-name="ce1" office:value-type="string" calcext:value-type="string">
            <text:p>3.2.3.03.002</text:p>
          </table:table-cell>
          <table:table-cell table:style-name="ce1" office:value-type="string" calcext:value-type="string">
            <text:p>Assistência Jurídic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69];5)" office:value-type="string" office:string-value="3_2_3" calcext:value-type="string">
            <text:p>3_2_3</text:p>
          </table:table-cell>
          <table:table-cell table:style-name="ce6" table:formula="of:=CONCATENATE(&quot;xtiger_gp_&quot;;[.J69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70])" office:value-type="string" office:string-value="xtiger_cc_3_2_3_03_003" calcext:value-type="string">
            <text:p>xtiger_cc_3_2_3_03_003</text:p>
          </table:table-cell>
          <table:table-cell table:style-name="ce4" table:formula="of:=[.B69]+3" office:value-type="float" office:value="205" calcext:value-type="float">
            <text:p>205</text:p>
          </table:table-cell>
          <table:table-cell table:style-name="ce2" table:formula="of:=SUBSTITUTE([.D70];&quot;.&quot;;&quot;_&quot;)" office:value-type="string" office:string-value="3_2_3_03_003" calcext:value-type="string">
            <text:p>3_2_3_03_003</text:p>
          </table:table-cell>
          <table:table-cell table:style-name="ce1" office:value-type="string" calcext:value-type="string">
            <text:p>3.2.3.03.003</text:p>
          </table:table-cell>
          <table:table-cell table:style-name="ce1" office:value-type="string" calcext:value-type="string">
            <text:p>Assistência Consultori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0];5)" office:value-type="string" office:string-value="3_2_3" calcext:value-type="string">
            <text:p>3_2_3</text:p>
          </table:table-cell>
          <table:table-cell table:style-name="ce6" table:formula="of:=CONCATENATE(&quot;xtiger_gp_&quot;;[.J70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71])" office:value-type="string" office:string-value="xtiger_cc_3_2_3_03_004" calcext:value-type="string">
            <text:p>xtiger_cc_3_2_3_03_004</text:p>
          </table:table-cell>
          <table:table-cell table:style-name="ce4" table:formula="of:=[.B70]+3" office:value-type="float" office:value="208" calcext:value-type="float">
            <text:p>208</text:p>
          </table:table-cell>
          <table:table-cell table:style-name="ce2" table:formula="of:=SUBSTITUTE([.D71];&quot;.&quot;;&quot;_&quot;)" office:value-type="string" office:string-value="3_2_3_03_004" calcext:value-type="string">
            <text:p>3_2_3_03_004</text:p>
          </table:table-cell>
          <table:table-cell table:style-name="ce1" office:value-type="string" calcext:value-type="string">
            <text:p>3.2.3.03.004</text:p>
          </table:table-cell>
          <table:table-cell table:style-name="ce1" office:value-type="string" calcext:value-type="string">
            <text:p>Ferramenta de Gestão - Mensalidad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1];5)" office:value-type="string" office:string-value="3_2_3" calcext:value-type="string">
            <text:p>3_2_3</text:p>
          </table:table-cell>
          <table:table-cell table:style-name="ce6" table:formula="of:=CONCATENATE(&quot;xtiger_gp_&quot;;[.J71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72])" office:value-type="string" office:string-value="xtiger_cc_3_2_3_03_005" calcext:value-type="string">
            <text:p>xtiger_cc_3_2_3_03_005</text:p>
          </table:table-cell>
          <table:table-cell table:style-name="ce4" table:formula="of:=[.B71]+3" office:value-type="float" office:value="211" calcext:value-type="float">
            <text:p>211</text:p>
          </table:table-cell>
          <table:table-cell table:style-name="ce2" table:formula="of:=SUBSTITUTE([.D72];&quot;.&quot;;&quot;_&quot;)" office:value-type="string" office:string-value="3_2_3_03_005" calcext:value-type="string">
            <text:p>3_2_3_03_005</text:p>
          </table:table-cell>
          <table:table-cell table:style-name="ce1" office:value-type="string" calcext:value-type="string">
            <text:p>3.2.3.03.005</text:p>
          </table:table-cell>
          <table:table-cell table:style-name="ce1" office:value-type="string" calcext:value-type="string">
            <text:p>Despesas com Baixa de Imobilizad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2];5)" office:value-type="string" office:string-value="3_2_3" calcext:value-type="string">
            <text:p>3_2_3</text:p>
          </table:table-cell>
          <table:table-cell table:style-name="ce6" table:formula="of:=CONCATENATE(&quot;xtiger_gp_&quot;;[.J72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8">
          <table:table-cell table:style-name="ce2" table:formula="of:=CONCATENATE(&quot;xtiger_cc_&quot;;[.C73])" office:value-type="string" office:string-value="xtiger_cc_3_2_3_03_006" calcext:value-type="string">
            <text:p>xtiger_cc_3_2_3_03_006</text:p>
          </table:table-cell>
          <table:table-cell table:style-name="ce4" table:formula="of:=[.B72]+3" office:value-type="float" office:value="214" calcext:value-type="float">
            <text:p>214</text:p>
          </table:table-cell>
          <table:table-cell table:style-name="ce2" table:formula="of:=SUBSTITUTE([.D73];&quot;.&quot;;&quot;_&quot;)" office:value-type="string" office:string-value="3_2_3_03_006" calcext:value-type="string">
            <text:p>3_2_3_03_006</text:p>
          </table:table-cell>
          <table:table-cell table:style-name="ce1" office:value-type="string" calcext:value-type="string">
            <text:p>3.2.3.03.006</text:p>
          </table:table-cell>
          <table:table-cell table:style-name="ce1" office:value-type="string" calcext:value-type="string">
            <text:p>Despesas com Baixa de Investiment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3];5)" office:value-type="string" office:string-value="3_2_3" calcext:value-type="string">
            <text:p>3_2_3</text:p>
          </table:table-cell>
          <table:table-cell table:style-name="ce6" table:formula="of:=CONCATENATE(&quot;xtiger_gp_&quot;;[.J73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74])" office:value-type="string" office:string-value="xtiger_cc_3_2_3_03_007" calcext:value-type="string">
            <text:p>xtiger_cc_3_2_3_03_007</text:p>
          </table:table-cell>
          <table:table-cell table:style-name="ce4" table:formula="of:=[.B73]+3" office:value-type="float" office:value="217" calcext:value-type="float">
            <text:p>217</text:p>
          </table:table-cell>
          <table:table-cell table:style-name="ce2" table:formula="of:=SUBSTITUTE([.D74];&quot;.&quot;;&quot;_&quot;)" office:value-type="string" office:string-value="3_2_3_03_007" calcext:value-type="string">
            <text:p>3_2_3_03_007</text:p>
          </table:table-cell>
          <table:table-cell table:style-name="ce1" office:value-type="string" calcext:value-type="string">
            <text:p>3.2.3.03.007</text:p>
          </table:table-cell>
          <table:table-cell table:style-name="ce1" office:value-type="string" calcext:value-type="string">
            <text:p>Perda de Estoqu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4];5)" office:value-type="string" office:string-value="3_2_3" calcext:value-type="string">
            <text:p>3_2_3</text:p>
          </table:table-cell>
          <table:table-cell table:style-name="ce6" table:formula="of:=CONCATENATE(&quot;xtiger_gp_&quot;;[.J74])" office:value-type="string" office:string-value="xtiger_gp_3_2_3" calcext:value-type="string">
            <text:p>xtiger_gp_3_2_3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6">
          <table:table-cell table:style-name="ce2" table:formula="of:=CONCATENATE(&quot;xtiger_cc_&quot;;[.C75])" office:value-type="string" office:string-value="xtiger_cc_3_2_4_01_001" calcext:value-type="string">
            <text:p>xtiger_cc_3_2_4_01_001</text:p>
          </table:table-cell>
          <table:table-cell table:style-name="ce4" table:formula="of:=[.B74]+3" office:value-type="float" office:value="220" calcext:value-type="float">
            <text:p>220</text:p>
          </table:table-cell>
          <table:table-cell table:style-name="ce2" table:formula="of:=SUBSTITUTE([.D75];&quot;.&quot;;&quot;_&quot;)" office:value-type="string" office:string-value="3_2_4_01_001" calcext:value-type="string">
            <text:p>3_2_4_01_001</text:p>
          </table:table-cell>
          <table:table-cell table:style-name="ce12" office:value-type="string" calcext:value-type="string">
            <text:p>3.2.4.01.001</text:p>
          </table:table-cell>
          <table:table-cell table:style-name="ce1" office:value-type="string" calcext:value-type="string">
            <text:p>Juros Multas Pag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5];5)" office:value-type="string" office:string-value="3_2_4" calcext:value-type="string">
            <text:p>3_2_4</text:p>
          </table:table-cell>
          <table:table-cell table:style-name="ce6" table:formula="of:=CONCATENATE(&quot;xtiger_gp_&quot;;[.J75])" office:value-type="string" office:string-value="xtiger_gp_3_2_4" calcext:value-type="string">
            <text:p>xtiger_gp_3_2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7">
          <table:table-cell table:style-name="ce2" table:formula="of:=CONCATENATE(&quot;xtiger_cc_&quot;;[.C76])" office:value-type="string" office:string-value="xtiger_cc_3_2_4_01_002" calcext:value-type="string">
            <text:p>xtiger_cc_3_2_4_01_002</text:p>
          </table:table-cell>
          <table:table-cell table:style-name="ce4" table:formula="of:=[.B75]+3" office:value-type="float" office:value="223" calcext:value-type="float">
            <text:p>223</text:p>
          </table:table-cell>
          <table:table-cell table:style-name="ce2" table:formula="of:=SUBSTITUTE([.D76];&quot;.&quot;;&quot;_&quot;)" office:value-type="string" office:string-value="3_2_4_01_002" calcext:value-type="string">
            <text:p>3_2_4_01_002</text:p>
          </table:table-cell>
          <table:table-cell table:style-name="ce12" office:value-type="string" calcext:value-type="string">
            <text:p>3.2.4.01.002</text:p>
          </table:table-cell>
          <table:table-cell table:style-name="ce1" office:value-type="string" calcext:value-type="string">
            <text:p>Despesas Bancári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6];5)" office:value-type="string" office:string-value="3_2_4" calcext:value-type="string">
            <text:p>3_2_4</text:p>
          </table:table-cell>
          <table:table-cell table:style-name="ce6" table:formula="of:=CONCATENATE(&quot;xtiger_gp_&quot;;[.J76])" office:value-type="string" office:string-value="xtiger_gp_3_2_4" calcext:value-type="string">
            <text:p>xtiger_gp_3_2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9">
          <table:table-cell table:style-name="ce2" table:formula="of:=CONCATENATE(&quot;xtiger_cc_&quot;;[.C77])" office:value-type="string" office:string-value="xtiger_cc_3_2_4_01_003" calcext:value-type="string">
            <text:p>xtiger_cc_3_2_4_01_003</text:p>
          </table:table-cell>
          <table:table-cell table:style-name="ce4" table:formula="of:=[.B76]+3" office:value-type="float" office:value="226" calcext:value-type="float">
            <text:p>226</text:p>
          </table:table-cell>
          <table:table-cell table:style-name="ce2" table:formula="of:=SUBSTITUTE([.D77];&quot;.&quot;;&quot;_&quot;)" office:value-type="string" office:string-value="3_2_4_01_003" calcext:value-type="string">
            <text:p>3_2_4_01_003</text:p>
          </table:table-cell>
          <table:table-cell table:style-name="ce12" office:value-type="string" calcext:value-type="string">
            <text:p>3.2.4.01.003</text:p>
          </table:table-cell>
          <table:table-cell table:style-name="ce1" office:value-type="string" calcext:value-type="string">
            <text:p>Descontos Concedid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7];5)" office:value-type="string" office:string-value="3_2_4" calcext:value-type="string">
            <text:p>3_2_4</text:p>
          </table:table-cell>
          <table:table-cell table:style-name="ce6" table:formula="of:=CONCATENATE(&quot;xtiger_gp_&quot;;[.J77])" office:value-type="string" office:string-value="xtiger_gp_3_2_4" calcext:value-type="string">
            <text:p>xtiger_gp_3_2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8">
          <table:table-cell table:style-name="ce2" table:formula="of:=CONCATENATE(&quot;xtiger_cc_&quot;;[.C78])" office:value-type="string" office:string-value="xtiger_cc_3_2_4_01_004" calcext:value-type="string">
            <text:p>xtiger_cc_3_2_4_01_004</text:p>
          </table:table-cell>
          <table:table-cell table:style-name="ce4" table:formula="of:=[.B77]+3" office:value-type="float" office:value="229" calcext:value-type="float">
            <text:p>229</text:p>
          </table:table-cell>
          <table:table-cell table:style-name="ce2" table:formula="of:=SUBSTITUTE([.D78];&quot;.&quot;;&quot;_&quot;)" office:value-type="string" office:string-value="3_2_4_01_004" calcext:value-type="string">
            <text:p>3_2_4_01_004</text:p>
          </table:table-cell>
          <table:table-cell table:style-name="ce12" office:value-type="string" calcext:value-type="string">
            <text:p>3.2.4.01.004</text:p>
          </table:table-cell>
          <table:table-cell table:style-name="ce1" office:value-type="string" calcext:value-type="string">
            <text:p>Variação Monetária Passiv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8];5)" office:value-type="string" office:string-value="3_2_4" calcext:value-type="string">
            <text:p>3_2_4</text:p>
          </table:table-cell>
          <table:table-cell table:style-name="ce6" table:formula="of:=CONCATENATE(&quot;xtiger_gp_&quot;;[.J78])" office:value-type="string" office:string-value="xtiger_gp_3_2_4" calcext:value-type="string">
            <text:p>xtiger_gp_3_2_4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8">
          <table:table-cell table:style-name="ce2" table:formula="of:=CONCATENATE(&quot;xtiger_cc_&quot;;[.C79])" office:value-type="string" office:string-value="xtiger_cc_3_2_5_01_001" calcext:value-type="string">
            <text:p>xtiger_cc_3_2_5_01_001</text:p>
          </table:table-cell>
          <table:table-cell table:style-name="ce4" table:formula="of:=[.B78]+3" office:value-type="float" office:value="232" calcext:value-type="float">
            <text:p>232</text:p>
          </table:table-cell>
          <table:table-cell table:style-name="ce2" table:formula="of:=SUBSTITUTE([.D79];&quot;.&quot;;&quot;_&quot;)" office:value-type="string" office:string-value="3_2_5_01_001" calcext:value-type="string">
            <text:p>3_2_5_01_001</text:p>
          </table:table-cell>
          <table:table-cell table:style-name="ce12" office:value-type="string" calcext:value-type="string">
            <text:p>3.2.5.01.001</text:p>
          </table:table-cell>
          <table:table-cell table:style-name="ce1" office:value-type="string" calcext:value-type="string">
            <text:p>Frota – Peças Acessóri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79];5)" office:value-type="string" office:string-value="3_2_5" calcext:value-type="string">
            <text:p>3_2_5</text:p>
          </table:table-cell>
          <table:table-cell table:style-name="ce6" table:formula="of:=CONCATENATE(&quot;xtiger_gp_&quot;;[.J79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8">
          <table:table-cell table:style-name="ce2" table:formula="of:=CONCATENATE(&quot;xtiger_cc_&quot;;[.C80])" office:value-type="string" office:string-value="xtiger_cc_3_2_5_01_002" calcext:value-type="string">
            <text:p>xtiger_cc_3_2_5_01_002</text:p>
          </table:table-cell>
          <table:table-cell table:style-name="ce4" table:formula="of:=[.B79]+3" office:value-type="float" office:value="235" calcext:value-type="float">
            <text:p>235</text:p>
          </table:table-cell>
          <table:table-cell table:style-name="ce2" table:formula="of:=SUBSTITUTE([.D80];&quot;.&quot;;&quot;_&quot;)" office:value-type="string" office:string-value="3_2_5_01_002" calcext:value-type="string">
            <text:p>3_2_5_01_002</text:p>
          </table:table-cell>
          <table:table-cell table:style-name="ce12" office:value-type="string" calcext:value-type="string">
            <text:p>3.2.5.01.002</text:p>
          </table:table-cell>
          <table:table-cell table:style-name="ce13" office:value-type="string" calcext:value-type="string">
            <text:p>Frota - Mão de Obra Manutenç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0];5)" office:value-type="string" office:string-value="3_2_5" calcext:value-type="string">
            <text:p>3_2_5</text:p>
          </table:table-cell>
          <table:table-cell table:style-name="ce6" table:formula="of:=CONCATENATE(&quot;xtiger_gp_&quot;;[.J80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1])" office:value-type="string" office:string-value="xtiger_cc_3_2_5_01_003" calcext:value-type="string">
            <text:p>xtiger_cc_3_2_5_01_003</text:p>
          </table:table-cell>
          <table:table-cell table:style-name="ce4" table:formula="of:=[.B80]+3" office:value-type="float" office:value="238" calcext:value-type="float">
            <text:p>238</text:p>
          </table:table-cell>
          <table:table-cell table:style-name="ce2" table:formula="of:=SUBSTITUTE([.D81];&quot;.&quot;;&quot;_&quot;)" office:value-type="string" office:string-value="3_2_5_01_003" calcext:value-type="string">
            <text:p>3_2_5_01_003</text:p>
          </table:table-cell>
          <table:table-cell table:style-name="ce12" office:value-type="string" calcext:value-type="string">
            <text:p>3.2.5.01.003</text:p>
          </table:table-cell>
          <table:table-cell table:style-name="ce13" office:value-type="string" calcext:value-type="string">
            <text:p>Frota - Custo de Revis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1];5)" office:value-type="string" office:string-value="3_2_5" calcext:value-type="string">
            <text:p>3_2_5</text:p>
          </table:table-cell>
          <table:table-cell table:style-name="ce6" table:formula="of:=CONCATENATE(&quot;xtiger_gp_&quot;;[.J81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2])" office:value-type="string" office:string-value="xtiger_cc_3_2_5_01_004" calcext:value-type="string">
            <text:p>xtiger_cc_3_2_5_01_004</text:p>
          </table:table-cell>
          <table:table-cell table:style-name="ce4" table:formula="of:=[.B81]+3" office:value-type="float" office:value="241" calcext:value-type="float">
            <text:p>241</text:p>
          </table:table-cell>
          <table:table-cell table:style-name="ce2" table:formula="of:=SUBSTITUTE([.D82];&quot;.&quot;;&quot;_&quot;)" office:value-type="string" office:string-value="3_2_5_01_004" calcext:value-type="string">
            <text:p>3_2_5_01_004</text:p>
          </table:table-cell>
          <table:table-cell table:style-name="ce12" office:value-type="string" calcext:value-type="string">
            <text:p>3.2.5.01.004</text:p>
          </table:table-cell>
          <table:table-cell table:style-name="ce13" office:value-type="string" calcext:value-type="string">
            <text:p>Frota - Limpeza e Conservaç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2];5)" office:value-type="string" office:string-value="3_2_5" calcext:value-type="string">
            <text:p>3_2_5</text:p>
          </table:table-cell>
          <table:table-cell table:style-name="ce6" table:formula="of:=CONCATENATE(&quot;xtiger_gp_&quot;;[.J82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3])" office:value-type="string" office:string-value="xtiger_cc_3_2_5_01_005" calcext:value-type="string">
            <text:p>xtiger_cc_3_2_5_01_005</text:p>
          </table:table-cell>
          <table:table-cell table:style-name="ce4" table:formula="of:=[.B82]+3" office:value-type="float" office:value="244" calcext:value-type="float">
            <text:p>244</text:p>
          </table:table-cell>
          <table:table-cell table:style-name="ce2" table:formula="of:=SUBSTITUTE([.D83];&quot;.&quot;;&quot;_&quot;)" office:value-type="string" office:string-value="3_2_5_01_005" calcext:value-type="string">
            <text:p>3_2_5_01_005</text:p>
          </table:table-cell>
          <table:table-cell table:style-name="ce12" office:value-type="string" calcext:value-type="string">
            <text:p>3.2.5.01.005</text:p>
          </table:table-cell>
          <table:table-cell table:style-name="ce13" office:value-type="string" calcext:value-type="string">
            <text:p>Frota - Grax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3];5)" office:value-type="string" office:string-value="3_2_5" calcext:value-type="string">
            <text:p>3_2_5</text:p>
          </table:table-cell>
          <table:table-cell table:style-name="ce6" table:formula="of:=CONCATENATE(&quot;xtiger_gp_&quot;;[.J83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4])" office:value-type="string" office:string-value="xtiger_cc_3_2_5_01_006" calcext:value-type="string">
            <text:p>xtiger_cc_3_2_5_01_006</text:p>
          </table:table-cell>
          <table:table-cell table:style-name="ce4" table:formula="of:=[.B83]+3" office:value-type="float" office:value="247" calcext:value-type="float">
            <text:p>247</text:p>
          </table:table-cell>
          <table:table-cell table:style-name="ce2" table:formula="of:=SUBSTITUTE([.D84];&quot;.&quot;;&quot;_&quot;)" office:value-type="string" office:string-value="3_2_5_01_006" calcext:value-type="string">
            <text:p>3_2_5_01_006</text:p>
          </table:table-cell>
          <table:table-cell table:style-name="ce12" office:value-type="string" calcext:value-type="string">
            <text:p>3.2.5.01.006</text:p>
          </table:table-cell>
          <table:table-cell table:style-name="ce13" office:value-type="string" calcext:value-type="string">
            <text:p>Frota - Óleo Motor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4];5)" office:value-type="string" office:string-value="3_2_5" calcext:value-type="string">
            <text:p>3_2_5</text:p>
          </table:table-cell>
          <table:table-cell table:style-name="ce6" table:formula="of:=CONCATENATE(&quot;xtiger_gp_&quot;;[.J84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5])" office:value-type="string" office:string-value="xtiger_cc_3_2_5_01_007" calcext:value-type="string">
            <text:p>xtiger_cc_3_2_5_01_007</text:p>
          </table:table-cell>
          <table:table-cell table:style-name="ce4" table:formula="of:=[.B84]+3" office:value-type="float" office:value="250" calcext:value-type="float">
            <text:p>250</text:p>
          </table:table-cell>
          <table:table-cell table:style-name="ce2" table:formula="of:=SUBSTITUTE([.D85];&quot;.&quot;;&quot;_&quot;)" office:value-type="string" office:string-value="3_2_5_01_007" calcext:value-type="string">
            <text:p>3_2_5_01_007</text:p>
          </table:table-cell>
          <table:table-cell table:style-name="ce12" office:value-type="string" calcext:value-type="string">
            <text:p>3.2.5.01.007</text:p>
          </table:table-cell>
          <table:table-cell table:style-name="ce13" office:value-type="string" calcext:value-type="string">
            <text:p>Frota - Óleo Caix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5];5)" office:value-type="string" office:string-value="3_2_5" calcext:value-type="string">
            <text:p>3_2_5</text:p>
          </table:table-cell>
          <table:table-cell table:style-name="ce6" table:formula="of:=CONCATENATE(&quot;xtiger_gp_&quot;;[.J85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6])" office:value-type="string" office:string-value="xtiger_cc_3_2_5_01_008" calcext:value-type="string">
            <text:p>xtiger_cc_3_2_5_01_008</text:p>
          </table:table-cell>
          <table:table-cell table:style-name="ce4" table:formula="of:=[.B85]+3" office:value-type="float" office:value="253" calcext:value-type="float">
            <text:p>253</text:p>
          </table:table-cell>
          <table:table-cell table:style-name="ce2" table:formula="of:=SUBSTITUTE([.D86];&quot;.&quot;;&quot;_&quot;)" office:value-type="string" office:string-value="3_2_5_01_008" calcext:value-type="string">
            <text:p>3_2_5_01_008</text:p>
          </table:table-cell>
          <table:table-cell table:style-name="ce12" office:value-type="string" calcext:value-type="string">
            <text:p>3.2.5.01.008</text:p>
          </table:table-cell>
          <table:table-cell table:style-name="ce13" office:value-type="string" calcext:value-type="string">
            <text:p>Frota - Óleo Hidráulic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6];5)" office:value-type="string" office:string-value="3_2_5" calcext:value-type="string">
            <text:p>3_2_5</text:p>
          </table:table-cell>
          <table:table-cell table:style-name="ce6" table:formula="of:=CONCATENATE(&quot;xtiger_gp_&quot;;[.J86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7])" office:value-type="string" office:string-value="xtiger_cc_3_2_5_01_009" calcext:value-type="string">
            <text:p>xtiger_cc_3_2_5_01_009</text:p>
          </table:table-cell>
          <table:table-cell table:style-name="ce4" table:formula="of:=[.B86]+3" office:value-type="float" office:value="256" calcext:value-type="float">
            <text:p>256</text:p>
          </table:table-cell>
          <table:table-cell table:style-name="ce2" table:formula="of:=SUBSTITUTE([.D87];&quot;.&quot;;&quot;_&quot;)" office:value-type="string" office:string-value="3_2_5_01_009" calcext:value-type="string">
            <text:p>3_2_5_01_009</text:p>
          </table:table-cell>
          <table:table-cell table:style-name="ce12" office:value-type="string" calcext:value-type="string">
            <text:p>3.2.5.01.009</text:p>
          </table:table-cell>
          <table:table-cell table:style-name="ce13" office:value-type="string" calcext:value-type="string">
            <text:p>Frota - IPV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7];5)" office:value-type="string" office:string-value="3_2_5" calcext:value-type="string">
            <text:p>3_2_5</text:p>
          </table:table-cell>
          <table:table-cell table:style-name="ce6" table:formula="of:=CONCATENATE(&quot;xtiger_gp_&quot;;[.J87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8])" office:value-type="string" office:string-value="xtiger_cc_3_2_5_01_010" calcext:value-type="string">
            <text:p>xtiger_cc_3_2_5_01_010</text:p>
          </table:table-cell>
          <table:table-cell table:style-name="ce4" table:formula="of:=[.B87]+3" office:value-type="float" office:value="259" calcext:value-type="float">
            <text:p>259</text:p>
          </table:table-cell>
          <table:table-cell table:style-name="ce2" table:formula="of:=SUBSTITUTE([.D88];&quot;.&quot;;&quot;_&quot;)" office:value-type="string" office:string-value="3_2_5_01_010" calcext:value-type="string">
            <text:p>3_2_5_01_010</text:p>
          </table:table-cell>
          <table:table-cell table:style-name="ce12" office:value-type="string" calcext:value-type="string">
            <text:p>3.2.5.01.010</text:p>
          </table:table-cell>
          <table:table-cell table:style-name="ce13" office:value-type="string" calcext:value-type="string">
            <text:p>Frota - Licenciament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8];5)" office:value-type="string" office:string-value="3_2_5" calcext:value-type="string">
            <text:p>3_2_5</text:p>
          </table:table-cell>
          <table:table-cell table:style-name="ce6" table:formula="of:=CONCATENATE(&quot;xtiger_gp_&quot;;[.J88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89])" office:value-type="string" office:string-value="xtiger_cc_3_2_5_01_011" calcext:value-type="string">
            <text:p>xtiger_cc_3_2_5_01_011</text:p>
          </table:table-cell>
          <table:table-cell table:style-name="ce4" table:formula="of:=[.B88]+3" office:value-type="float" office:value="262" calcext:value-type="float">
            <text:p>262</text:p>
          </table:table-cell>
          <table:table-cell table:style-name="ce2" table:formula="of:=SUBSTITUTE([.D89];&quot;.&quot;;&quot;_&quot;)" office:value-type="string" office:string-value="3_2_5_01_011" calcext:value-type="string">
            <text:p>3_2_5_01_011</text:p>
          </table:table-cell>
          <table:table-cell table:style-name="ce12" office:value-type="string" calcext:value-type="string">
            <text:p>3.2.5.01.011</text:p>
          </table:table-cell>
          <table:table-cell table:style-name="ce13" office:value-type="string" calcext:value-type="string">
            <text:p>Frota - DPVAT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89];5)" office:value-type="string" office:string-value="3_2_5" calcext:value-type="string">
            <text:p>3_2_5</text:p>
          </table:table-cell>
          <table:table-cell table:style-name="ce6" table:formula="of:=CONCATENATE(&quot;xtiger_gp_&quot;;[.J89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0])" office:value-type="string" office:string-value="xtiger_cc_3_2_5_01_012" calcext:value-type="string">
            <text:p>xtiger_cc_3_2_5_01_012</text:p>
          </table:table-cell>
          <table:table-cell table:style-name="ce4" table:formula="of:=[.B89]+3" office:value-type="float" office:value="265" calcext:value-type="float">
            <text:p>265</text:p>
          </table:table-cell>
          <table:table-cell table:style-name="ce2" table:formula="of:=SUBSTITUTE([.D90];&quot;.&quot;;&quot;_&quot;)" office:value-type="string" office:string-value="3_2_5_01_012" calcext:value-type="string">
            <text:p>3_2_5_01_012</text:p>
          </table:table-cell>
          <table:table-cell table:style-name="ce12" office:value-type="string" calcext:value-type="string">
            <text:p>3.2.5.01.012</text:p>
          </table:table-cell>
          <table:table-cell table:style-name="ce13" office:value-type="string" calcext:value-type="string">
            <text:p>Frota - Multa de Trânsit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0];5)" office:value-type="string" office:string-value="3_2_5" calcext:value-type="string">
            <text:p>3_2_5</text:p>
          </table:table-cell>
          <table:table-cell table:style-name="ce6" table:formula="of:=CONCATENATE(&quot;xtiger_gp_&quot;;[.J90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1])" office:value-type="string" office:string-value="xtiger_cc_3_2_5_01_013" calcext:value-type="string">
            <text:p>xtiger_cc_3_2_5_01_013</text:p>
          </table:table-cell>
          <table:table-cell table:style-name="ce4" table:formula="of:=[.B90]+3" office:value-type="float" office:value="268" calcext:value-type="float">
            <text:p>268</text:p>
          </table:table-cell>
          <table:table-cell table:style-name="ce2" table:formula="of:=SUBSTITUTE([.D91];&quot;.&quot;;&quot;_&quot;)" office:value-type="string" office:string-value="3_2_5_01_013" calcext:value-type="string">
            <text:p>3_2_5_01_013</text:p>
          </table:table-cell>
          <table:table-cell table:style-name="ce12" office:value-type="string" calcext:value-type="string">
            <text:p>3.2.5.01.013</text:p>
          </table:table-cell>
          <table:table-cell table:style-name="ce13" office:value-type="string" calcext:value-type="string">
            <text:p>Frota - Pneus e Esteira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1];5)" office:value-type="string" office:string-value="3_2_5" calcext:value-type="string">
            <text:p>3_2_5</text:p>
          </table:table-cell>
          <table:table-cell table:style-name="ce6" table:formula="of:=CONCATENATE(&quot;xtiger_gp_&quot;;[.J91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2])" office:value-type="string" office:string-value="xtiger_cc_3_2_5_01_014" calcext:value-type="string">
            <text:p>xtiger_cc_3_2_5_01_014</text:p>
          </table:table-cell>
          <table:table-cell table:style-name="ce4" table:formula="of:=[.B91]+3" office:value-type="float" office:value="271" calcext:value-type="float">
            <text:p>271</text:p>
          </table:table-cell>
          <table:table-cell table:style-name="ce2" table:formula="of:=SUBSTITUTE([.D92];&quot;.&quot;;&quot;_&quot;)" office:value-type="string" office:string-value="3_2_5_01_014" calcext:value-type="string">
            <text:p>3_2_5_01_014</text:p>
          </table:table-cell>
          <table:table-cell table:style-name="ce12" office:value-type="string" calcext:value-type="string">
            <text:p>3.2.5.01.014</text:p>
          </table:table-cell>
          <table:table-cell table:style-name="ce13" office:value-type="string" calcext:value-type="string">
            <text:p>Frota - Borrachari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2];5)" office:value-type="string" office:string-value="3_2_5" calcext:value-type="string">
            <text:p>3_2_5</text:p>
          </table:table-cell>
          <table:table-cell table:style-name="ce6" table:formula="of:=CONCATENATE(&quot;xtiger_gp_&quot;;[.J92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3])" office:value-type="string" office:string-value="xtiger_cc_3_2_5_02_001" calcext:value-type="string">
            <text:p>xtiger_cc_3_2_5_02_001</text:p>
          </table:table-cell>
          <table:table-cell table:style-name="ce4" table:formula="of:=[.B92]+3" office:value-type="float" office:value="274" calcext:value-type="float">
            <text:p>274</text:p>
          </table:table-cell>
          <table:table-cell table:style-name="ce2" table:formula="of:=SUBSTITUTE([.D93];&quot;.&quot;;&quot;_&quot;)" office:value-type="string" office:string-value="3_2_5_02_001" calcext:value-type="string">
            <text:p>3_2_5_02_001</text:p>
          </table:table-cell>
          <table:table-cell table:style-name="ce12" office:value-type="string" calcext:value-type="string">
            <text:p>3.2.5.02.001</text:p>
          </table:table-cell>
          <table:table-cell table:style-name="ce13" office:value-type="string" calcext:value-type="string">
            <text:p>Frota - Segur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3];5)" office:value-type="string" office:string-value="3_2_5" calcext:value-type="string">
            <text:p>3_2_5</text:p>
          </table:table-cell>
          <table:table-cell table:style-name="ce6" table:formula="of:=CONCATENATE(&quot;xtiger_gp_&quot;;[.J93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4])" office:value-type="string" office:string-value="xtiger_cc_3_2_5_02_002" calcext:value-type="string">
            <text:p>xtiger_cc_3_2_5_02_002</text:p>
          </table:table-cell>
          <table:table-cell table:style-name="ce4" table:formula="of:=[.B93]+3" office:value-type="float" office:value="277" calcext:value-type="float">
            <text:p>277</text:p>
          </table:table-cell>
          <table:table-cell table:style-name="ce2" table:formula="of:=SUBSTITUTE([.D94];&quot;.&quot;;&quot;_&quot;)" office:value-type="string" office:string-value="3_2_5_02_002" calcext:value-type="string">
            <text:p>3_2_5_02_002</text:p>
          </table:table-cell>
          <table:table-cell table:style-name="ce12" office:value-type="string" calcext:value-type="string">
            <text:p>3.2.5.02.002</text:p>
          </table:table-cell>
          <table:table-cell table:style-name="ce13" office:value-type="string" calcext:value-type="string">
            <text:p>Frota - Sinistro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4];5)" office:value-type="string" office:string-value="3_2_5" calcext:value-type="string">
            <text:p>3_2_5</text:p>
          </table:table-cell>
          <table:table-cell table:style-name="ce6" table:formula="of:=CONCATENATE(&quot;xtiger_gp_&quot;;[.J94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5])" office:value-type="string" office:string-value="xtiger_cc_3_2_5_02_003" calcext:value-type="string">
            <text:p>xtiger_cc_3_2_5_02_003</text:p>
          </table:table-cell>
          <table:table-cell table:style-name="ce4" table:formula="of:=[.B94]+3" office:value-type="float" office:value="280" calcext:value-type="float">
            <text:p>280</text:p>
          </table:table-cell>
          <table:table-cell table:style-name="ce2" table:formula="of:=SUBSTITUTE([.D95];&quot;.&quot;;&quot;_&quot;)" office:value-type="string" office:string-value="3_2_5_02_003" calcext:value-type="string">
            <text:p>3_2_5_02_003</text:p>
          </table:table-cell>
          <table:table-cell table:style-name="ce12" office:value-type="string" calcext:value-type="string">
            <text:p>3.2.5.02.003</text:p>
          </table:table-cell>
          <table:table-cell table:style-name="ce13" office:value-type="string" calcext:value-type="string">
            <text:p>Frota - Compra Rastreador, instalaçã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5];5)" office:value-type="string" office:string-value="3_2_5" calcext:value-type="string">
            <text:p>3_2_5</text:p>
          </table:table-cell>
          <table:table-cell table:style-name="ce6" table:formula="of:=CONCATENATE(&quot;xtiger_gp_&quot;;[.J95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6])" office:value-type="string" office:string-value="xtiger_cc_3_2_5_02_004" calcext:value-type="string">
            <text:p>xtiger_cc_3_2_5_02_004</text:p>
          </table:table-cell>
          <table:table-cell table:style-name="ce4" table:formula="of:=[.B95]+3" office:value-type="float" office:value="283" calcext:value-type="float">
            <text:p>283</text:p>
          </table:table-cell>
          <table:table-cell table:style-name="ce2" table:formula="of:=SUBSTITUTE([.D96];&quot;.&quot;;&quot;_&quot;)" office:value-type="string" office:string-value="3_2_5_02_004" calcext:value-type="string">
            <text:p>3_2_5_02_004</text:p>
          </table:table-cell>
          <table:table-cell table:style-name="ce12" office:value-type="string" calcext:value-type="string">
            <text:p>3.2.5.02.004</text:p>
          </table:table-cell>
          <table:table-cell table:style-name="ce13" office:value-type="string" calcext:value-type="string">
            <text:p>Frota - Mensalidade, Anuidade de Rastreament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6];5)" office:value-type="string" office:string-value="3_2_5" calcext:value-type="string">
            <text:p>3_2_5</text:p>
          </table:table-cell>
          <table:table-cell table:style-name="ce6" table:formula="of:=CONCATENATE(&quot;xtiger_gp_&quot;;[.J96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8">
          <table:table-cell table:style-name="ce2" table:formula="of:=CONCATENATE(&quot;xtiger_cc_&quot;;[.C97])" office:value-type="string" office:string-value="xtiger_cc_3_2_5_02_005" calcext:value-type="string">
            <text:p>xtiger_cc_3_2_5_02_005</text:p>
          </table:table-cell>
          <table:table-cell table:style-name="ce4" table:formula="of:=[.B96]+3" office:value-type="float" office:value="286" calcext:value-type="float">
            <text:p>286</text:p>
          </table:table-cell>
          <table:table-cell table:style-name="ce2" table:formula="of:=SUBSTITUTE([.D97];&quot;.&quot;;&quot;_&quot;)" office:value-type="string" office:string-value="3_2_5_02_005" calcext:value-type="string">
            <text:p>3_2_5_02_005</text:p>
          </table:table-cell>
          <table:table-cell table:style-name="ce12" office:value-type="string" calcext:value-type="string">
            <text:p>3.2.5.02.005</text:p>
          </table:table-cell>
          <table:table-cell table:style-name="ce13" office:value-type="string" calcext:value-type="string">
            <text:p>Frota - Recarga de Chip Rastreador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7];5)" office:value-type="string" office:string-value="3_2_5" calcext:value-type="string">
            <text:p>3_2_5</text:p>
          </table:table-cell>
          <table:table-cell table:style-name="ce6" table:formula="of:=CONCATENATE(&quot;xtiger_gp_&quot;;[.J97])" office:value-type="string" office:string-value="xtiger_gp_3_2_5" calcext:value-type="string">
            <text:p>xtiger_gp_3_2_5</text:p>
          </table:table-cell>
          <table:table-cell office:value-type="string" calcext:value-type="string">
            <text:p>br_account_fleet_chart_template</text:p>
          </table:table-cell>
          <table:table-cell table:style-name="Default"/>
          <table:table-cell table:number-columns-repeated="1011"/>
        </table:table-row>
        <table:table-row table:style-name="ro5">
          <table:table-cell table:style-name="ce2" table:formula="of:=CONCATENATE(&quot;xtiger_cc_&quot;;[.C98])" office:value-type="string" office:string-value="xtiger_cc_3_2_6_01_001" calcext:value-type="string">
            <text:p>xtiger_cc_3_2_6_01_001</text:p>
          </table:table-cell>
          <table:table-cell table:style-name="ce4" table:formula="of:=[.B97]+3" office:value-type="float" office:value="289" calcext:value-type="float">
            <text:p>289</text:p>
          </table:table-cell>
          <table:table-cell table:style-name="ce2" table:formula="of:=SUBSTITUTE([.D98];&quot;.&quot;;&quot;_&quot;)" office:value-type="string" office:string-value="3_2_6_01_001" calcext:value-type="string">
            <text:p>3_2_6_01_001</text:p>
          </table:table-cell>
          <table:table-cell table:style-name="ce1" office:value-type="string" calcext:value-type="string">
            <text:p>3.2.6.01.001</text:p>
          </table:table-cell>
          <table:table-cell table:style-name="ce1" office:value-type="string" calcext:value-type="string">
            <text:p>IOF / IPTU / ITR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8];5)" office:value-type="string" office:string-value="3_2_6" calcext:value-type="string">
            <text:p>3_2_6</text:p>
          </table:table-cell>
          <table:table-cell table:style-name="ce6" table:formula="of:=CONCATENATE(&quot;xtiger_gp_&quot;;[.J98])" office:value-type="string" office:string-value="xtiger_gp_3_2_6" calcext:value-type="string">
            <text:p>xtiger_gp_3_2_6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>
          <table:table-cell table:style-name="ce2" table:formula="of:=CONCATENATE(&quot;xtiger_cc_&quot;;[.C99])" office:value-type="string" office:string-value="xtiger_cc_3_2_6_02_002" calcext:value-type="string">
            <text:p>xtiger_cc_3_2_6_02_002</text:p>
          </table:table-cell>
          <table:table-cell table:style-name="ce4" table:formula="of:=[.B98]+3" office:value-type="float" office:value="292" calcext:value-type="float">
            <text:p>292</text:p>
          </table:table-cell>
          <table:table-cell table:style-name="ce2" table:formula="of:=SUBSTITUTE([.D99];&quot;.&quot;;&quot;_&quot;)" office:value-type="string" office:string-value="3_2_6_02_002" calcext:value-type="string">
            <text:p>3_2_6_02_002</text:p>
          </table:table-cell>
          <table:table-cell table:style-name="ce1" office:value-type="string" calcext:value-type="string">
            <text:p>3.2.6.02.002</text:p>
          </table:table-cell>
          <table:table-cell table:style-name="ce1" office:value-type="string" calcext:value-type="string">
            <text:p>IRPJ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C99];5)" office:value-type="string" office:string-value="3_2_6" calcext:value-type="string">
            <text:p>3_2_6</text:p>
          </table:table-cell>
          <table:table-cell table:style-name="ce6" table:formula="of:=CONCATENATE(&quot;xtiger_gp_&quot;;[.J99])" office:value-type="string" office:string-value="xtiger_gp_3_2_6" calcext:value-type="string">
            <text:p>xtiger_gp_3_2_6</text:p>
          </table:table-cell>
          <table:table-cell office:value-type="string" calcext:value-type="string">
            <text:p>br_account_fleet_chart_template</text:p>
          </table:table-cell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os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ode_prefi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ent_id/id</text:p>
          </table:table-cell>
        </table:table-row>
        <table:table-row table:style-name="ro1">
          <table:table-cell table:style-name="ce2" table:formula="of:=CONCATENATE(&quot;xtiger_gp_&quot;;SUBSTITUTE([.B2];&quot;.&quot;;&quot;_&quot;))" office:value-type="string" office:string-value="xtiger_gp_1" calcext:value-type="string">
            <text:p>xtiger_gp_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tivo</text:p>
          </table:table-cell>
          <table:table-cell table:style-name="ce5"/>
        </table:table-row>
        <table:table-row table:style-name="ro1">
          <table:table-cell table:style-name="ce2" table:formula="of:=CONCATENATE(&quot;xtiger_gp_&quot;;SUBSTITUTE([.B3];&quot;.&quot;;&quot;_&quot;))" office:value-type="string" office:string-value="xtiger_gp_1_1" calcext:value-type="string">
            <text:p>xtiger_gp_1_1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Ativo Circulante</text:p>
          </table:table-cell>
          <table:table-cell table:style-name="ce5" table:formula="of:=[.A2]" office:value-type="string" office:string-value="xtiger_gp_1" calcext:value-type="string">
            <text:p>xtiger_gp_1</text:p>
          </table:table-cell>
        </table:table-row>
        <table:table-row table:style-name="ro1">
          <table:table-cell table:style-name="ce2" table:formula="of:=CONCATENATE(&quot;xtiger_gp_&quot;;SUBSTITUTE([.B4];&quot;.&quot;;&quot;_&quot;))" office:value-type="string" office:string-value="xtiger_gp_1_1_1" calcext:value-type="string">
            <text:p>xtiger_gp_1_1_1</text:p>
          </table:table-cell>
          <table:table-cell table:style-name="ce1" office:value-type="string" calcext:value-type="string">
            <text:p>1.1.1</text:p>
          </table:table-cell>
          <table:table-cell table:style-name="ce1" office:value-type="string" calcext:value-type="string">
            <text:p>Caixa e Equivalentes de Caixa</text:p>
          </table:table-cell>
          <table:table-cell table:style-name="ce5" table:formula="of:=[.A3]" office:value-type="string" office:string-value="xtiger_gp_1_1" calcext:value-type="string">
            <text:p>xtiger_gp_1_1</text:p>
          </table:table-cell>
        </table:table-row>
        <table:table-row table:style-name="ro1">
          <table:table-cell table:style-name="ce2" table:formula="of:=CONCATENATE(&quot;xtiger_gp_&quot;;SUBSTITUTE([.B5];&quot;.&quot;;&quot;_&quot;))" office:value-type="string" office:string-value="xtiger_gp_1_1_2" calcext:value-type="string">
            <text:p>xtiger_gp_1_1_2</text:p>
          </table:table-cell>
          <table:table-cell table:style-name="ce1" office:value-type="string" calcext:value-type="string">
            <text:p>1.1.2</text:p>
          </table:table-cell>
          <table:table-cell table:style-name="ce1" office:value-type="string" calcext:value-type="string">
            <text:p>Contas a Receber</text:p>
          </table:table-cell>
          <table:table-cell table:style-name="ce5" table:formula="of:=[.A3]" office:value-type="string" office:string-value="xtiger_gp_1_1" calcext:value-type="string">
            <text:p>xtiger_gp_1_1</text:p>
          </table:table-cell>
        </table:table-row>
        <table:table-row table:style-name="ro1">
          <table:table-cell table:style-name="ce2" table:formula="of:=CONCATENATE(&quot;xtiger_gp_&quot;;SUBSTITUTE([.B6];&quot;.&quot;;&quot;_&quot;))" office:value-type="string" office:string-value="xtiger_gp_1_1_3" calcext:value-type="string">
            <text:p>xtiger_gp_1_1_3</text:p>
          </table:table-cell>
          <table:table-cell table:style-name="ce1" office:value-type="string" calcext:value-type="string">
            <text:p>1.1.3</text:p>
          </table:table-cell>
          <table:table-cell table:style-name="ce1" office:value-type="string" calcext:value-type="string">
            <text:p>Estoque</text:p>
          </table:table-cell>
          <table:table-cell table:style-name="ce5" table:formula="of:=[.A3]" office:value-type="string" office:string-value="xtiger_gp_1_1" calcext:value-type="string">
            <text:p>xtiger_gp_1_1</text:p>
          </table:table-cell>
        </table:table-row>
        <table:table-row table:style-name="ro1">
          <table:table-cell table:style-name="ce2" table:formula="of:=CONCATENATE(&quot;xtiger_gp_&quot;;SUBSTITUTE([.B7];&quot;.&quot;;&quot;_&quot;))" office:value-type="string" office:string-value="xtiger_gp_1_1_4" calcext:value-type="string">
            <text:p>xtiger_gp_1_1_4</text:p>
          </table:table-cell>
          <table:table-cell table:style-name="ce1" office:value-type="string" calcext:value-type="string">
            <text:p>1.1.4</text:p>
          </table:table-cell>
          <table:table-cell table:style-name="ce1" office:value-type="string" calcext:value-type="string">
            <text:p>Outros Créditos</text:p>
          </table:table-cell>
          <table:table-cell table:style-name="ce5" table:formula="of:=[.A3]" office:value-type="string" office:string-value="xtiger_gp_1_1" calcext:value-type="string">
            <text:p>xtiger_gp_1_1</text:p>
          </table:table-cell>
        </table:table-row>
        <table:table-row table:style-name="ro1">
          <table:table-cell table:style-name="ce2" table:formula="of:=CONCATENATE(&quot;xtiger_gp_&quot;;SUBSTITUTE([.B8];&quot;.&quot;;&quot;_&quot;))" office:value-type="string" office:string-value="xtiger_gp_1_2" calcext:value-type="string">
            <text:p>xtiger_gp_1_2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Ativo Não Circulante</text:p>
          </table:table-cell>
          <table:table-cell table:style-name="ce5" table:formula="of:=[.A2]" office:value-type="string" office:string-value="xtiger_gp_1" calcext:value-type="string">
            <text:p>xtiger_gp_1</text:p>
          </table:table-cell>
        </table:table-row>
        <table:table-row table:style-name="ro1">
          <table:table-cell table:style-name="ce2" table:formula="of:=CONCATENATE(&quot;xtiger_gp_&quot;;SUBSTITUTE([.B9];&quot;.&quot;;&quot;_&quot;))" office:value-type="string" office:string-value="xtiger_gp_1_2_1" calcext:value-type="string">
            <text:p>xtiger_gp_1_2_1</text:p>
          </table:table-cell>
          <table:table-cell table:style-name="ce1" office:value-type="string" calcext:value-type="string">
            <text:p>1.2.1</text:p>
          </table:table-cell>
          <table:table-cell table:style-name="ce1" office:value-type="string" calcext:value-type="string">
            <text:p>Realizável a Longo Prazo</text:p>
          </table:table-cell>
          <table:table-cell table:style-name="ce5" table:formula="of:=[.A8]" office:value-type="string" office:string-value="xtiger_gp_1_2" calcext:value-type="string">
            <text:p>xtiger_gp_1_2</text:p>
          </table:table-cell>
        </table:table-row>
        <table:table-row table:style-name="ro1">
          <table:table-cell table:style-name="ce2" table:formula="of:=CONCATENATE(&quot;xtiger_gp_&quot;;SUBSTITUTE([.B10];&quot;.&quot;;&quot;_&quot;))" office:value-type="string" office:string-value="xtiger_gp_1_2_2" calcext:value-type="string">
            <text:p>xtiger_gp_1_2_2</text:p>
          </table:table-cell>
          <table:table-cell table:style-name="ce1" office:value-type="string" calcext:value-type="string">
            <text:p>1.2.2</text:p>
          </table:table-cell>
          <table:table-cell table:style-name="ce1" office:value-type="string" calcext:value-type="string">
            <text:p>Investimentos</text:p>
          </table:table-cell>
          <table:table-cell table:style-name="ce5" table:formula="of:=[.A8]" office:value-type="string" office:string-value="xtiger_gp_1_2" calcext:value-type="string">
            <text:p>xtiger_gp_1_2</text:p>
          </table:table-cell>
        </table:table-row>
        <table:table-row table:style-name="ro1">
          <table:table-cell table:style-name="ce2" table:formula="of:=CONCATENATE(&quot;xtiger_gp_&quot;;SUBSTITUTE([.B11];&quot;.&quot;;&quot;_&quot;))" office:value-type="string" office:string-value="xtiger_gp_1_2_3" calcext:value-type="string">
            <text:p>xtiger_gp_1_2_3</text:p>
          </table:table-cell>
          <table:table-cell table:style-name="ce1" office:value-type="string" calcext:value-type="string">
            <text:p>1.2.3</text:p>
          </table:table-cell>
          <table:table-cell table:style-name="ce1" office:value-type="string" calcext:value-type="string">
            <text:p>Imobilizado</text:p>
          </table:table-cell>
          <table:table-cell table:style-name="ce5" table:formula="of:=[.A8]" office:value-type="string" office:string-value="xtiger_gp_1_2" calcext:value-type="string">
            <text:p>xtiger_gp_1_2</text:p>
          </table:table-cell>
        </table:table-row>
        <table:table-row table:style-name="ro1">
          <table:table-cell table:style-name="ce2" table:formula="of:=CONCATENATE(&quot;xtiger_gp_&quot;;SUBSTITUTE([.B12];&quot;.&quot;;&quot;_&quot;))" office:value-type="string" office:string-value="xtiger_gp_1_2_4" calcext:value-type="string">
            <text:p>xtiger_gp_1_2_4</text:p>
          </table:table-cell>
          <table:table-cell table:style-name="ce1" office:value-type="string" calcext:value-type="string">
            <text:p>1.2.4</text:p>
          </table:table-cell>
          <table:table-cell table:style-name="ce1" office:value-type="string" calcext:value-type="string">
            <text:p>Intangível</text:p>
          </table:table-cell>
          <table:table-cell table:style-name="ce5" table:formula="of:=[.A8]" office:value-type="string" office:string-value="xtiger_gp_1_2" calcext:value-type="string">
            <text:p>xtiger_gp_1_2</text:p>
          </table:table-cell>
        </table:table-row>
        <table:table-row table:style-name="ro1">
          <table:table-cell table:style-name="ce2" table:formula="of:=CONCATENATE(&quot;xtiger_gp_&quot;;SUBSTITUTE([.B13];&quot;.&quot;;&quot;_&quot;))" office:value-type="string" office:string-value="xtiger_gp_2" calcext:value-type="string">
            <text:p>xtiger_gp_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Passivo e Patrimônio Líquido</text:p>
          </table:table-cell>
          <table:table-cell table:style-name="ce5"/>
        </table:table-row>
        <table:table-row table:style-name="ro1">
          <table:table-cell table:style-name="ce2" table:formula="of:=CONCATENATE(&quot;xtiger_gp_&quot;;SUBSTITUTE([.B14];&quot;.&quot;;&quot;_&quot;))" office:value-type="string" office:string-value="xtiger_gp_2_1" calcext:value-type="string">
            <text:p>xtiger_gp_2_1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Passivo Circulante</text:p>
          </table:table-cell>
          <table:table-cell table:style-name="ce5" table:formula="of:=[.A13]" office:value-type="string" office:string-value="xtiger_gp_2" calcext:value-type="string">
            <text:p>xtiger_gp_2</text:p>
          </table:table-cell>
        </table:table-row>
        <table:table-row table:style-name="ro1">
          <table:table-cell table:style-name="ce2" table:formula="of:=CONCATENATE(&quot;xtiger_gp_&quot;;SUBSTITUTE([.B15];&quot;.&quot;;&quot;_&quot;))" office:value-type="string" office:string-value="xtiger_gp_2_1_1" calcext:value-type="string">
            <text:p>xtiger_gp_2_1_1</text:p>
          </table:table-cell>
          <table:table-cell table:style-name="ce1" office:value-type="string" calcext:value-type="string">
            <text:p>2.1.1</text:p>
          </table:table-cell>
          <table:table-cell table:style-name="ce1" office:value-type="string" calcext:value-type="string">
            <text:p>Fornecedores Nacionais</text:p>
          </table:table-cell>
          <table:table-cell table:style-name="ce5" table:formula="of:=[.A14]" office:value-type="string" office:string-value="xtiger_gp_2_1" calcext:value-type="string">
            <text:p>xtiger_gp_2_1</text:p>
          </table:table-cell>
        </table:table-row>
        <table:table-row table:style-name="ro1">
          <table:table-cell table:style-name="ce2" table:formula="of:=CONCATENATE(&quot;xtiger_gp_&quot;;SUBSTITUTE([.B16];&quot;.&quot;;&quot;_&quot;))" office:value-type="string" office:string-value="xtiger_gp_2_1_2" calcext:value-type="string">
            <text:p>xtiger_gp_2_1_2</text:p>
          </table:table-cell>
          <table:table-cell table:style-name="ce1" office:value-type="string" calcext:value-type="string">
            <text:p>2.1.2</text:p>
          </table:table-cell>
          <table:table-cell table:style-name="ce1" office:value-type="string" calcext:value-type="string">
            <text:p>Empréstimos e Financiamentos</text:p>
          </table:table-cell>
          <table:table-cell table:style-name="ce5" table:formula="of:=[.A14]" office:value-type="string" office:string-value="xtiger_gp_2_1" calcext:value-type="string">
            <text:p>xtiger_gp_2_1</text:p>
          </table:table-cell>
        </table:table-row>
        <table:table-row table:style-name="ro1">
          <table:table-cell table:style-name="ce2" table:formula="of:=CONCATENATE(&quot;xtiger_gp_&quot;;SUBSTITUTE([.B17];&quot;.&quot;;&quot;_&quot;))" office:value-type="string" office:string-value="xtiger_gp_2_1_3" calcext:value-type="string">
            <text:p>xtiger_gp_2_1_3</text:p>
          </table:table-cell>
          <table:table-cell table:style-name="ce1" office:value-type="string" calcext:value-type="string">
            <text:p>2.1.3</text:p>
          </table:table-cell>
          <table:table-cell table:style-name="ce1" office:value-type="string" calcext:value-type="string">
            <text:p><text:span text:style-name="T1">Obrigações Trabalhistas e Sociais</text:span></text:p>
          </table:table-cell>
          <table:table-cell table:style-name="ce5" table:formula="of:=[.A14]" office:value-type="string" office:string-value="xtiger_gp_2_1" calcext:value-type="string">
            <text:p>xtiger_gp_2_1</text:p>
          </table:table-cell>
        </table:table-row>
        <table:table-row table:style-name="ro1">
          <table:table-cell table:style-name="ce2" table:formula="of:=CONCATENATE(&quot;xtiger_gp_&quot;;SUBSTITUTE([.B18];&quot;.&quot;;&quot;_&quot;))" office:value-type="string" office:string-value="xtiger_gp_2_1_4" calcext:value-type="string">
            <text:p>xtiger_gp_2_1_4</text:p>
          </table:table-cell>
          <table:table-cell table:style-name="ce1" office:value-type="string" calcext:value-type="string">
            <text:p>2.1.4</text:p>
          </table:table-cell>
          <table:table-cell table:style-name="ce1" office:value-type="string" calcext:value-type="string">
            <text:p>Obrigações Fiscais</text:p>
          </table:table-cell>
          <table:table-cell table:style-name="ce5" table:formula="of:=[.A14]" office:value-type="string" office:string-value="xtiger_gp_2_1" calcext:value-type="string">
            <text:p>xtiger_gp_2_1</text:p>
          </table:table-cell>
        </table:table-row>
        <table:table-row table:style-name="ro1">
          <table:table-cell table:style-name="ce2" table:formula="of:=CONCATENATE(&quot;xtiger_gp_&quot;;SUBSTITUTE([.B19];&quot;.&quot;;&quot;_&quot;))" office:value-type="string" office:string-value="xtiger_gp_2_1_5" calcext:value-type="string">
            <text:p>xtiger_gp_2_1_5</text:p>
          </table:table-cell>
          <table:table-cell table:style-name="ce1" office:value-type="string" calcext:value-type="string">
            <text:p>2.1.5</text:p>
          </table:table-cell>
          <table:table-cell table:style-name="ce1" office:value-type="string" calcext:value-type="string">
            <text:p>Contas a Pagar</text:p>
          </table:table-cell>
          <table:table-cell table:style-name="ce5" table:formula="of:=[.A14]" office:value-type="string" office:string-value="xtiger_gp_2_1" calcext:value-type="string">
            <text:p>xtiger_gp_2_1</text:p>
          </table:table-cell>
        </table:table-row>
        <table:table-row table:style-name="ro1">
          <table:table-cell table:style-name="ce2" table:formula="of:=CONCATENATE(&quot;xtiger_gp_&quot;;SUBSTITUTE([.B20];&quot;.&quot;;&quot;_&quot;))" office:value-type="string" office:string-value="xtiger_gp_2_1_6" calcext:value-type="string">
            <text:p>xtiger_gp_2_1_6</text:p>
          </table:table-cell>
          <table:table-cell table:style-name="ce1" office:value-type="string" calcext:value-type="string">
            <text:p>2.1.6</text:p>
          </table:table-cell>
          <table:table-cell table:style-name="ce1" office:value-type="string" calcext:value-type="string">
            <text:p>Provisões</text:p>
          </table:table-cell>
          <table:table-cell table:style-name="ce5" table:formula="of:=[.A14]" office:value-type="string" office:string-value="xtiger_gp_2_1" calcext:value-type="string">
            <text:p>xtiger_gp_2_1</text:p>
          </table:table-cell>
        </table:table-row>
        <table:table-row table:style-name="ro1">
          <table:table-cell table:style-name="ce2" table:formula="of:=CONCATENATE(&quot;xtiger_gp_&quot;;SUBSTITUTE([.B21];&quot;.&quot;;&quot;_&quot;))" office:value-type="string" office:string-value="xtiger_gp_2_2" calcext:value-type="string">
            <text:p>xtiger_gp_2_2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Passivo Não Circulante</text:p>
          </table:table-cell>
          <table:table-cell table:style-name="ce5" table:formula="of:=[.A13]" office:value-type="string" office:string-value="xtiger_gp_2" calcext:value-type="string">
            <text:p>xtiger_gp_2</text:p>
          </table:table-cell>
        </table:table-row>
        <table:table-row table:style-name="ro1">
          <table:table-cell table:style-name="ce2" table:formula="of:=CONCATENATE(&quot;xtiger_gp_&quot;;SUBSTITUTE([.B22];&quot;.&quot;;&quot;_&quot;))" office:value-type="string" office:string-value="xtiger_gp_2_2_1" calcext:value-type="string">
            <text:p>xtiger_gp_2_2_1</text:p>
          </table:table-cell>
          <table:table-cell table:style-name="ce1" office:value-type="string" calcext:value-type="string">
            <text:p>2.2.1</text:p>
          </table:table-cell>
          <table:table-cell table:style-name="ce1" office:value-type="string" calcext:value-type="string">
            <text:p>Financiamentos</text:p>
          </table:table-cell>
          <table:table-cell table:style-name="ce5" table:formula="of:=[.A21]" office:value-type="string" office:string-value="xtiger_gp_2_2" calcext:value-type="string">
            <text:p>xtiger_gp_2_2</text:p>
          </table:table-cell>
        </table:table-row>
        <table:table-row table:style-name="ro1">
          <table:table-cell table:style-name="ce2" table:formula="of:=CONCATENATE(&quot;xtiger_gp_&quot;;SUBSTITUTE([.B23];&quot;.&quot;;&quot;_&quot;))" office:value-type="string" office:string-value="xtiger_gp_2_2_2" calcext:value-type="string">
            <text:p>xtiger_gp_2_2_2</text:p>
          </table:table-cell>
          <table:table-cell table:style-name="ce1" office:value-type="string" calcext:value-type="string">
            <text:p>2.2.2</text:p>
          </table:table-cell>
          <table:table-cell table:style-name="ce1" office:value-type="string" calcext:value-type="string">
            <text:p>Outras Contas a Pagar</text:p>
          </table:table-cell>
          <table:table-cell table:style-name="ce5" table:formula="of:=[.A21]" office:value-type="string" office:string-value="xtiger_gp_2_2" calcext:value-type="string">
            <text:p>xtiger_gp_2_2</text:p>
          </table:table-cell>
        </table:table-row>
        <table:table-row table:style-name="ro1">
          <table:table-cell table:style-name="ce2" table:formula="of:=CONCATENATE(&quot;xtiger_gp_&quot;;SUBSTITUTE([.B24];&quot;.&quot;;&quot;_&quot;))" office:value-type="string" office:string-value="xtiger_gp_2_3" calcext:value-type="string">
            <text:p>xtiger_gp_2_3</text:p>
          </table:table-cell>
          <table:table-cell table:style-name="ce1" office:value-type="string" calcext:value-type="string">
            <text:p>2.3</text:p>
          </table:table-cell>
          <table:table-cell table:style-name="ce1" office:value-type="string" calcext:value-type="string">
            <text:p>Patrimônio Líquido</text:p>
          </table:table-cell>
          <table:table-cell table:style-name="ce5" table:formula="of:=[.A13]" office:value-type="string" office:string-value="xtiger_gp_2" calcext:value-type="string">
            <text:p>xtiger_gp_2</text:p>
          </table:table-cell>
        </table:table-row>
        <table:table-row table:style-name="ro1">
          <table:table-cell table:style-name="ce2" table:formula="of:=CONCATENATE(&quot;xtiger_gp_&quot;;SUBSTITUTE([.B25];&quot;.&quot;;&quot;_&quot;))" office:value-type="string" office:string-value="xtiger_gp_2_3_1" calcext:value-type="string">
            <text:p>xtiger_gp_2_3_1</text:p>
          </table:table-cell>
          <table:table-cell table:style-name="ce1" office:value-type="string" calcext:value-type="string">
            <text:p>2.3.1</text:p>
          </table:table-cell>
          <table:table-cell table:style-name="ce1" office:value-type="string" calcext:value-type="string">
            <text:p>Capital Social</text:p>
          </table:table-cell>
          <table:table-cell table:style-name="ce5" table:formula="of:=[.A24]" office:value-type="string" office:string-value="xtiger_gp_2_3" calcext:value-type="string">
            <text:p>xtiger_gp_2_3</text:p>
          </table:table-cell>
        </table:table-row>
        <table:table-row table:style-name="ro1">
          <table:table-cell table:style-name="ce2" table:formula="of:=CONCATENATE(&quot;xtiger_gp_&quot;;SUBSTITUTE([.B26];&quot;.&quot;;&quot;_&quot;))" office:value-type="string" office:string-value="xtiger_gp_2_3_2" calcext:value-type="string">
            <text:p>xtiger_gp_2_3_2</text:p>
          </table:table-cell>
          <table:table-cell table:style-name="ce1" office:value-type="string" calcext:value-type="string">
            <text:p>2.3.2</text:p>
          </table:table-cell>
          <table:table-cell table:style-name="ce1" office:value-type="string" calcext:value-type="string">
            <text:p>Reservas</text:p>
          </table:table-cell>
          <table:table-cell table:style-name="ce5" table:formula="of:=[.A24]" office:value-type="string" office:string-value="xtiger_gp_2_3" calcext:value-type="string">
            <text:p>xtiger_gp_2_3</text:p>
          </table:table-cell>
        </table:table-row>
        <table:table-row table:style-name="ro1">
          <table:table-cell table:style-name="ce2" table:formula="of:=CONCATENATE(&quot;xtiger_gp_&quot;;SUBSTITUTE([.B27];&quot;.&quot;;&quot;_&quot;))" office:value-type="string" office:string-value="xtiger_gp_2_3_3" calcext:value-type="string">
            <text:p>xtiger_gp_2_3_3</text:p>
          </table:table-cell>
          <table:table-cell table:style-name="ce1" office:value-type="string" calcext:value-type="string">
            <text:p>2.3.3</text:p>
          </table:table-cell>
          <table:table-cell table:style-name="ce1" office:value-type="string" calcext:value-type="string">
            <text:p>Passivo Circulante</text:p>
          </table:table-cell>
          <table:table-cell table:style-name="ce5" table:formula="of:=[.A24]" office:value-type="string" office:string-value="xtiger_gp_2_3" calcext:value-type="string">
            <text:p>xtiger_gp_2_3</text:p>
          </table:table-cell>
        </table:table-row>
        <table:table-row table:style-name="ro1">
          <table:table-cell table:style-name="ce2" table:formula="of:=CONCATENATE(&quot;xtiger_gp_&quot;;SUBSTITUTE([.B28];&quot;.&quot;;&quot;_&quot;))" office:value-type="string" office:string-value="xtiger_gp_3" calcext:value-type="string">
            <text:p>xtiger_gp_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Receitas, Custos e Despesas (Contas de Resultado)</text:p>
          </table:table-cell>
          <table:table-cell table:style-name="ce5"/>
        </table:table-row>
        <table:table-row table:style-name="ro1">
          <table:table-cell table:style-name="ce2" table:formula="of:=CONCATENATE(&quot;xtiger_gp_&quot;;SUBSTITUTE([.B29];&quot;.&quot;;&quot;_&quot;))" office:value-type="string" office:string-value="xtiger_gp_3_1" calcext:value-type="string">
            <text:p>xtiger_gp_3_1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Receita</text:p>
          </table:table-cell>
          <table:table-cell table:style-name="ce5" table:formula="of:=[.A28]" office:value-type="string" office:string-value="xtiger_gp_3" calcext:value-type="string">
            <text:p>xtiger_gp_3</text:p>
          </table:table-cell>
        </table:table-row>
        <table:table-row table:style-name="ro1">
          <table:table-cell table:style-name="ce2" table:formula="of:=CONCATENATE(&quot;xtiger_gp_&quot;;SUBSTITUTE([.B30];&quot;.&quot;;&quot;_&quot;))" office:value-type="string" office:string-value="xtiger_gp_3_1_1" calcext:value-type="string">
            <text:p>xtiger_gp_3_1_1</text:p>
          </table:table-cell>
          <table:table-cell table:style-name="ce1" office:value-type="string" calcext:value-type="string">
            <text:p>3.1.1</text:p>
          </table:table-cell>
          <table:table-cell table:style-name="ce1" office:value-type="string" calcext:value-type="string">
            <text:p>Receitas de Venda</text:p>
          </table:table-cell>
          <table:table-cell table:style-name="ce5" table:formula="of:=[.A29]" office:value-type="string" office:string-value="xtiger_gp_3_1" calcext:value-type="string">
            <text:p>xtiger_gp_3_1</text:p>
          </table:table-cell>
        </table:table-row>
        <table:table-row table:style-name="ro1">
          <table:table-cell table:style-name="ce2" table:formula="of:=CONCATENATE(&quot;xtiger_gp_&quot;;SUBSTITUTE([.B31];&quot;.&quot;;&quot;_&quot;))" office:value-type="string" office:string-value="xtiger_gp_3_1_2" calcext:value-type="string">
            <text:p>xtiger_gp_3_1_2</text:p>
          </table:table-cell>
          <table:table-cell table:style-name="ce1" office:value-type="string" calcext:value-type="string">
            <text:p>3.1.2</text:p>
          </table:table-cell>
          <table:table-cell table:style-name="ce1" office:value-type="string" calcext:value-type="string">
            <text:p>Receitas Financeiras</text:p>
          </table:table-cell>
          <table:table-cell table:style-name="ce5" table:formula="of:=[.A29]" office:value-type="string" office:string-value="xtiger_gp_3_1" calcext:value-type="string">
            <text:p>xtiger_gp_3_1</text:p>
          </table:table-cell>
        </table:table-row>
        <table:table-row table:style-name="ro1">
          <table:table-cell table:style-name="ce2" table:formula="of:=CONCATENATE(&quot;xtiger_gp_&quot;;SUBSTITUTE([.B32];&quot;.&quot;;&quot;_&quot;))" office:value-type="string" office:string-value="xtiger_gp_3_1_3" calcext:value-type="string">
            <text:p>xtiger_gp_3_1_3</text:p>
          </table:table-cell>
          <table:table-cell table:style-name="ce1" office:value-type="string" calcext:value-type="string">
            <text:p>3.1.3</text:p>
          </table:table-cell>
          <table:table-cell table:style-name="ce1" office:value-type="string" calcext:value-type="string">
            <text:p>Outras Receitas Operacionais</text:p>
          </table:table-cell>
          <table:table-cell table:style-name="ce5" table:formula="of:=[.A29]" office:value-type="string" office:string-value="xtiger_gp_3_1" calcext:value-type="string">
            <text:p>xtiger_gp_3_1</text:p>
          </table:table-cell>
        </table:table-row>
        <table:table-row table:style-name="ro1">
          <table:table-cell table:style-name="ce2" table:formula="of:=CONCATENATE(&quot;xtiger_gp_&quot;;SUBSTITUTE([.B33];&quot;.&quot;;&quot;_&quot;))" office:value-type="string" office:string-value="xtiger_gp_3_2" calcext:value-type="string">
            <text:p>xtiger_gp_3_2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Custos e Despesas</text:p>
          </table:table-cell>
          <table:table-cell table:style-name="ce5" table:formula="of:=[.A28]" office:value-type="string" office:string-value="xtiger_gp_3" calcext:value-type="string">
            <text:p>xtiger_gp_3</text:p>
          </table:table-cell>
        </table:table-row>
        <table:table-row table:style-name="ro1">
          <table:table-cell table:style-name="ce2" table:formula="of:=CONCATENATE(&quot;xtiger_gp_&quot;;SUBSTITUTE([.B34];&quot;.&quot;;&quot;_&quot;))" office:value-type="string" office:string-value="xtiger_gp_3_2_1" calcext:value-type="string">
            <text:p>xtiger_gp_3_2_1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Custos dos Produtos, Mercadorias e Serviços Vendidos</text:p>
          </table:table-cell>
          <table:table-cell table:style-name="ce5" table:formula="of:=[.A33]" office:value-type="string" office:string-value="xtiger_gp_3_2" calcext:value-type="string">
            <text:p>xtiger_gp_3_2</text:p>
          </table:table-cell>
        </table:table-row>
        <table:table-row table:style-name="ro1">
          <table:table-cell table:style-name="ce2" table:formula="of:=CONCATENATE(&quot;xtiger_gp_&quot;;SUBSTITUTE([.B35];&quot;.&quot;;&quot;_&quot;))" office:value-type="string" office:string-value="xtiger_gp_3_2_2" calcext:value-type="string">
            <text:p>xtiger_gp_3_2_2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Despesas Pessoal</text:p>
          </table:table-cell>
          <table:table-cell table:style-name="ce5" table:formula="of:=[.A33]" office:value-type="string" office:string-value="xtiger_gp_3_2" calcext:value-type="string">
            <text:p>xtiger_gp_3_2</text:p>
          </table:table-cell>
        </table:table-row>
        <table:table-row table:style-name="ro1">
          <table:table-cell table:style-name="ce2" table:formula="of:=CONCATENATE(&quot;xtiger_gp_&quot;;SUBSTITUTE([.B36];&quot;.&quot;;&quot;_&quot;))" office:value-type="string" office:string-value="xtiger_gp_3_2_3" calcext:value-type="string">
            <text:p>xtiger_gp_3_2_3</text:p>
          </table:table-cell>
          <table:table-cell table:style-name="ce1" office:value-type="string" calcext:value-type="string">
            <text:p>3.2.3</text:p>
          </table:table-cell>
          <table:table-cell table:style-name="ce1" office:value-type="string" calcext:value-type="string">
            <text:p>Despesas Operacionais</text:p>
          </table:table-cell>
          <table:table-cell table:style-name="ce5" table:formula="of:=[.A33]" office:value-type="string" office:string-value="xtiger_gp_3_2" calcext:value-type="string">
            <text:p>xtiger_gp_3_2</text:p>
          </table:table-cell>
        </table:table-row>
        <table:table-row table:style-name="ro1">
          <table:table-cell table:style-name="ce2" table:formula="of:=CONCATENATE(&quot;xtiger_gp_&quot;;SUBSTITUTE([.B37];&quot;.&quot;;&quot;_&quot;))" office:value-type="string" office:string-value="xtiger_gp_3_2_4" calcext:value-type="string">
            <text:p>xtiger_gp_3_2_4</text:p>
          </table:table-cell>
          <table:table-cell table:style-name="ce1" office:value-type="string" calcext:value-type="string">
            <text:p>3.2.4</text:p>
          </table:table-cell>
          <table:table-cell table:style-name="ce1" office:value-type="string" calcext:value-type="string">
            <text:p>Despesas Financeiras</text:p>
          </table:table-cell>
          <table:table-cell table:style-name="ce5" table:formula="of:=[.A33]" office:value-type="string" office:string-value="xtiger_gp_3_2" calcext:value-type="string">
            <text:p>xtiger_gp_3_2</text:p>
          </table:table-cell>
        </table:table-row>
        <table:table-row table:style-name="ro1">
          <table:table-cell table:style-name="ce2" table:formula="of:=CONCATENATE(&quot;xtiger_gp_&quot;;SUBSTITUTE([.B38];&quot;.&quot;;&quot;_&quot;))" office:value-type="string" office:string-value="xtiger_gp_3_2_5" calcext:value-type="string">
            <text:p>xtiger_gp_3_2_5</text:p>
          </table:table-cell>
          <table:table-cell table:style-name="ce1" office:value-type="string" calcext:value-type="string">
            <text:p>3.2.5</text:p>
          </table:table-cell>
          <table:table-cell table:style-name="ce1" office:value-type="string" calcext:value-type="string">
            <text:p>Despesas Frota</text:p>
          </table:table-cell>
          <table:table-cell table:style-name="ce5" table:formula="of:=[.A33]" office:value-type="string" office:string-value="xtiger_gp_3_2" calcext:value-type="string">
            <text:p>xtiger_gp_3_2</text:p>
          </table:table-cell>
        </table:table-row>
        <table:table-row table:style-name="ro1">
          <table:table-cell table:style-name="ce2" table:formula="of:=CONCATENATE(&quot;xtiger_gp_&quot;;SUBSTITUTE([.B39];&quot;.&quot;;&quot;_&quot;))" office:value-type="string" office:string-value="xtiger_gp_3_2_6" calcext:value-type="string">
            <text:p>xtiger_gp_3_2_6</text:p>
          </table:table-cell>
          <table:table-cell table:style-name="ce1" office:value-type="string" calcext:value-type="string">
            <text:p>3.2.6</text:p>
          </table:table-cell>
          <table:table-cell table:style-name="ce1" office:value-type="string" calcext:value-type="string">
            <text:p>Outras Despesas Operacionais</text:p>
          </table:table-cell>
          <table:table-cell table:style-name="ce5" table:formula="of:=[.A33]" office:value-type="string" office:string-value="xtiger_gp_3_2" calcext:value-type="string">
            <text:p>xtiger_gp_3_2</text:p>
          </table:table-cell>
        </table:table-row>
        <table:table-row table:style-name="ro1">
          <table:table-cell table:style-name="ce2" table:formula="of:=CONCATENATE(&quot;xtiger_gp_&quot;;SUBSTITUTE([.B40];&quot;.&quot;;&quot;_&quot;))" office:value-type="string" office:string-value="xtiger_gp_4" calcext:value-type="string">
            <text:p>xtiger_gp_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Encerramento</text:p>
          </table:table-cell>
          <table:table-cell table:style-name="ce5"/>
        </table:table-row>
        <table:table-row table:style-name="ro1">
          <table:table-cell table:style-name="ce2" table:formula="of:=CONCATENATE(&quot;xtiger_gp_&quot;;SUBSTITUTE([.B41];&quot;.&quot;;&quot;_&quot;))" office:value-type="string" office:string-value="xtiger_gp_4_1" calcext:value-type="string">
            <text:p>xtiger_gp_4_1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Encerramento do Exercício</text:p>
          </table:table-cell>
          <table:table-cell table:style-name="ce5" table:formula="of:=[.A40]" office:value-type="string" office:string-value="xtiger_gp_4" calcext:value-type="string">
            <text:p>xtiger_gp_4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3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6:22:41.5743608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9T16:52:05.913360456</dc:date>
    <meta:editing-duration>PT39M8S</meta:editing-duration>
    <meta:editing-cycles>9</meta:editing-cycles>
    <meta:generator>LibreOffice/6.0.7.3$Linux_X86_64 LibreOffice_project/00m0$Build-3</meta:generator>
    <meta:document-statistic meta:table-count="2" meta:cell-count="1348" meta:object-count="0"/>
  </office:meta>
</office:document-meta>
</file>